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cccc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Object_20_with_20_no_20_fill_20_and_20_no_20_line">
      <style:graphic-properties draw:stroke="solid" svg:stroke-color="#000000" draw:textarea-horizontal-align="justify" draw:textarea-vertical-align="middle" draw:auto-grow-height="false" fo:min-height="1.368cm" fo:min-width="1.118cm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_20_with_20_no_20_fill_20_and_20_no_20_line">
      <style:graphic-properties draw:stroke="solid" svg:stroke-color="#000000" svg:stroke-opacity="100%" draw:opacity="0%" draw:textarea-horizontal-align="justify" draw:textarea-vertical-align="middle" draw:auto-grow-height="false" fo:min-height="1.368cm" fo:min-width="1.118cm"/>
    </style:style>
    <style:style style:name="gr6" style:family="graphic" style:parent-style-name="standard">
      <style:graphic-properties draw:stroke="none" svg:stroke-width="0.035cm" svg:stroke-opacity="100%" draw:stroke-linejoin="miter" draw:fill="solid" draw:fill-color="#ffffff" draw:opacity="100%"/>
    </style:style>
    <style:style style:name="gr7" style:family="graphic" style:parent-style-name="standard">
      <style:graphic-properties draw:stroke="none" svg:stroke-width="0.035cm" svg:stroke-opacity="100%" draw:stroke-linejoin="miter" draw:fill="solid" draw:fill-color="#000000" draw:opacity="100%"/>
    </style:style>
    <style:style style:name="gr8" style:family="graphic" style:parent-style-name="Object_20_with_20_no_20_fill_20_and_20_no_20_line">
      <style:graphic-properties draw:stroke="solid" svg:stroke-color="#000000" draw:textarea-horizontal-align="justify" draw:textarea-vertical-align="middle" draw:auto-grow-height="false" fo:min-height="1.401cm" fo:min-width="8.009cm"/>
    </style:style>
    <style:style style:name="gr9" style:family="graphic" style:parent-style-name="objectwithoutfill">
      <style:graphic-properties draw:stroke="solid" draw:stroke-dash="Fine_20_Dashed" svg:stroke-width="0.053cm" svg:stroke-color="#cccc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_20_with_20_no_20_fill_20_and_20_no_20_line">
      <style:graphic-properties draw:stroke="solid" svg:stroke-color="#000000" draw:fill="solid" draw:fill-color="#ffffff" draw:textarea-horizontal-align="justify" draw:textarea-vertical-align="middle" draw:auto-grow-height="false" fo:min-height="0.744cm" fo:min-width="1.786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0.262cm"/>
    </style:style>
    <style:style style:name="gr12" style:family="graphic" style:parent-style-name="Object_20_with_20_no_20_fill_20_and_20_no_20_line">
      <style:graphic-properties draw:stroke="solid" svg:stroke-color="#000000" draw:fill="solid" draw:fill-color="#ffffff" draw:opacity="100%" draw:textarea-horizontal-align="justify" draw:textarea-vertical-align="middle" draw:auto-grow-height="false" fo:min-height="0.766cm" fo:min-width="2.129cm"/>
    </style:style>
    <style:style style:name="gr13" style:family="graphic" style:parent-style-name="Object_20_with_20_no_20_fill_20_and_20_no_20_line">
      <style:graphic-properties draw:stroke="solid" svg:stroke-color="#000000" svg:stroke-opacity="20%" draw:opacity="20%" draw:textarea-horizontal-align="justify" draw:textarea-vertical-align="middle" draw:auto-grow-height="false" fo:min-height="1.368cm" fo:min-width="1.118cm" draw:shadow="hidden"/>
    </style:style>
    <style:style style:name="gr14" style:family="graphic" style:parent-style-name="standard">
      <style:graphic-properties draw:stroke="none" svg:stroke-width="0.035cm" draw:stroke-linejoin="miter" draw:fill="solid" draw:fill-color="#ffffff" draw:opacity="20%" draw:shadow="hidden"/>
    </style:style>
    <style:style style:name="gr15" style:family="graphic" style:parent-style-name="standard">
      <style:graphic-properties draw:stroke="none" svg:stroke-width="0.035cm" draw:stroke-linejoin="miter" draw:fill="solid" draw:fill-color="#000000" draw:opacity="20%" draw:shadow="hidden"/>
    </style:style>
    <style:style style:name="gr16" style:family="graphic" style:parent-style-name="Object_20_with_20_no_20_fill_20_and_20_no_20_line">
      <style:graphic-properties draw:stroke="solid" svg:stroke-color="#000000" svg:stroke-opacity="20%" draw:opacity="20%" draw:textarea-horizontal-align="justify" draw:textarea-vertical-align="middle" draw:auto-grow-height="false" fo:min-height="1.368cm" fo:min-width="1.118cm"/>
    </style:style>
    <style:style style:name="gr17" style:family="graphic" style:parent-style-name="standard">
      <style:graphic-properties draw:stroke="none" svg:stroke-width="0.035cm" svg:stroke-opacity="20%" draw:stroke-linejoin="miter" draw:fill="solid" draw:fill-color="#ffffff" draw:opacity="20%"/>
    </style:style>
    <style:style style:name="gr18" style:family="graphic" style:parent-style-name="standard">
      <style:graphic-properties draw:stroke="none" svg:stroke-width="0.035cm" svg:stroke-opacity="20%" draw:stroke-linejoin="miter" draw:fill="solid" draw:fill-color="#000000" draw:opacity="20%"/>
    </style:style>
    <style:style style:name="gr19" style:family="graphic" style:parent-style-name="Object_20_with_20_no_20_fill_20_and_20_no_20_line">
      <style:graphic-properties draw:stroke="solid" svg:stroke-color="#000000" svg:stroke-opacity="20%" draw:opacity="0%" draw:textarea-horizontal-align="justify" draw:textarea-vertical-align="middle" draw:auto-grow-height="false" fo:min-height="1.368cm" fo:min-width="1.118cm"/>
    </style:style>
    <style:style style:name="gr20" style:family="graphic" style:parent-style-name="objectwithoutfill">
      <style:graphic-properties draw:stroke="dash" draw:stroke-dash="Ultrafine_20_Dashed" svg:stroke-width="0.106cm" svg:stroke-color="#333333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1" style:family="graphic" style:parent-style-name="Object_20_with_20_no_20_fill_20_and_20_no_20_line">
      <style:graphic-properties draw:stroke="solid" svg:stroke-color="#000000" svg:stroke-opacity="0%" draw:opacity="0%" draw:textarea-horizontal-align="justify" draw:textarea-vertical-align="middle" draw:auto-grow-height="false" fo:min-height="1.368cm" fo:min-width="1.118cm"/>
    </style:style>
    <style:style style:name="gr22" style:family="graphic" style:parent-style-name="standard">
      <style:graphic-properties draw:stroke="none" svg:stroke-width="0.035cm" svg:stroke-opacity="0%" draw:stroke-linejoin="miter" draw:fill="solid" draw:fill-color="#ffffff" draw:opacity="0%"/>
    </style:style>
    <style:style style:name="gr23" style:family="graphic" style:parent-style-name="standard">
      <style:graphic-properties draw:stroke="none" svg:stroke-width="0.035cm" svg:stroke-opacity="0%" draw:stroke-linejoin="miter" draw:fill="solid" draw:fill-color="#000000" draw:opacity="0%"/>
    </style:style>
    <style:style style:name="gr24" style:family="graphic" style:parent-style-name="objectwithoutfill">
      <style:graphic-properties draw:stroke="dash" draw:stroke-dash="_32__20_Dots_20_1_20_Dash"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25" style:family="graphic" style:parent-style-name="Object_20_with_20_no_20_fill_20_and_20_no_20_line">
      <style:graphic-properties draw:stroke="solid" svg:stroke-color="#000000" svg:stroke-opacity="0%" draw:textarea-horizontal-align="justify" draw:textarea-vertical-align="middle" draw:auto-grow-height="false" fo:min-height="1.368cm" fo:min-width="1.118cm"/>
    </style:style>
    <style:style style:name="gr26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="solid" draw:fill-color="#ffffff" draw:opacity="100%"/>
    </style:style>
    <style:style style:name="P7" style:family="paragraph">
      <loext:graphic-properties draw:fill="solid" draw:fill-color="#000000" draw:opacity="100%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ffff" draw:opacity="100%"/>
      <style:paragraph-properties fo:text-align="center"/>
    </style:style>
    <style:style style:name="P10" style:family="paragraph">
      <loext:graphic-properties draw:opacity="20%"/>
      <style:paragraph-properties fo:text-align="center"/>
    </style:style>
    <style:style style:name="P11" style:family="paragraph">
      <loext:graphic-properties draw:fill="solid" draw:fill-color="#ffffff" draw:opacity="20%"/>
    </style:style>
    <style:style style:name="P12" style:family="paragraph">
      <loext:graphic-properties draw:fill="solid" draw:fill-color="#000000" draw:opacity="20%"/>
    </style:style>
    <style:style style:name="P13" style:family="paragraph">
      <loext:graphic-properties draw:fill="solid" draw:fill-color="#ffffff" draw:opacity="0%"/>
    </style:style>
    <style:style style:name="P14" style:family="paragraph">
      <loext:graphic-properties draw:fill="solid" draw:fill-color="#000000" draw:opacity="0%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6.985cm" svg:y1="10.414cm" svg:x2="5.334cm" svg:y2="12.954cm">
            <text:p/>
          </draw:line>
          <draw:g>
            <draw:g>
              <draw:custom-shape draw:style-name="gr2" draw:text-style-name="P2" draw:layer="layout" svg:width="2.286cm" svg:height="2.286cm" svg:x="0.759cm" svg:y="3.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1§svg§600§FALSE§</svg:desc>
                <draw:polygon draw:style-name="gr3" draw:text-style-name="P3" draw:layer="layout" svg:width="0.881cm" svg:height="0.888cm" svg:x="1.461cm" svg:y="4.247cm" svg:viewBox="0 0 882 889" draw:points="443,889 0,889 0,0 882,0 882,889">
                  <text:p/>
                </draw:polygon>
                <draw:path draw:style-name="gr4" draw:text-style-name="P4" draw:layer="layout" svg:width="0.359cm" svg:height="0.743cm" svg:x="1.487cm" svg:y="4.23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<text:p/>
                </draw:path>
                <draw:path draw:style-name="gr4" draw:text-style-name="P4" draw:layer="layout" svg:width="0.3cm" svg:height="0.541cm" svg:x="1.966cm" svg:y="4.594cm" svg:viewBox="0 0 301 542" svg:d="M185 23c0-23 0-23-23-23-53 53-129 53-162 53v30c20 0 73 0 119-24v417c0 26 0 36-83 36h-29v30c13 0 115-3 145-3 26 0 129 3 149 3v-30h-33c-83 0-83-10-83-36z">
                  <text:p/>
                </draw:path>
              </draw:g>
            </draw:g>
            <draw:g>
              <draw:custom-shape draw:style-name="gr2" draw:text-style-name="P2" draw:layer="layout" svg:width="2.286cm" svg:height="2.286cm" svg:x="3.526cm" svg:y="3.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2§svg§600§FALSE§</svg:desc>
                <draw:polygon draw:style-name="gr3" draw:text-style-name="P3" draw:layer="layout" svg:width="0.888cm" svg:height="0.872cm" svg:x="4.225cm" svg:y="4.255cm" svg:viewBox="0 0 889 873" draw:points="446,873 0,873 0,0 889,0 889,873">
                  <text:p/>
                </draw:polygon>
                <draw:path draw:style-name="gr4" draw:text-style-name="P4" draw:layer="layout" svg:width="0.362cm" svg:height="0.729cm" svg:x="4.252cm" svg:y="4.239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    <text:p/>
                </draw:path>
                <draw:path draw:style-name="gr4" draw:text-style-name="P4" draw:layer="layout" svg:width="0.365cm" svg:height="0.531cm" svg:x="4.698cm" svg:y="4.596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    <text:p/>
                </draw:path>
              </draw:g>
            </draw:g>
            <draw:g>
              <draw:custom-shape draw:style-name="gr5" draw:text-style-name="P5" draw:layer="layout" svg:width="2.286cm" svg:height="2.286cm" svg:x="6.292cm" svg:y="3.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3§svg§600§FALSE§</svg:desc>
                <draw:polygon draw:style-name="gr6" draw:text-style-name="P6" draw:layer="layout" svg:width="0.881cm" svg:height="0.888cm" svg:x="6.994cm" svg:y="4.239cm" svg:viewBox="0 0 882 889" draw:points="443,889 0,889 0,0 882,0 882,889">
                  <text:p/>
                </draw:polygon>
                <draw:path draw:style-name="gr7" draw:text-style-name="P7" draw:layer="layout" svg:width="0.359cm" svg:height="0.743cm" svg:x="7.02cm" svg:y="4.222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<text:p/>
                </draw:path>
                <draw:path draw:style-name="gr7" draw:text-style-name="P7" draw:layer="layout" svg:width="0.376cm" svg:height="0.558cm" svg:x="7.456cm" svg:y="4.586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  <text:p/>
                </draw:path>
              </draw:g>
            </draw:g>
            <draw:g>
              <draw:custom-shape draw:style-name="gr2" draw:text-style-name="P2" draw:layer="layout" svg:width="2.286cm" svg:height="2.286cm" svg:x="9.059cm" svg:y="3.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4§svg§600§FALSE§</svg:desc>
                <draw:polygon draw:style-name="gr3" draw:text-style-name="P3" draw:layer="layout" svg:width="0.888cm" svg:height="0.872cm" svg:x="9.758cm" svg:y="4.255cm" svg:viewBox="0 0 889 873" draw:points="446,873 0,873 0,0 889,0 889,873">
                  <text:p/>
                </draw:polygon>
                <draw:path draw:style-name="gr4" draw:text-style-name="P4" draw:layer="layout" svg:width="0.362cm" svg:height="0.729cm" svg:x="9.785cm" svg:y="4.239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  <text:p/>
                </draw:path>
                <draw:path draw:style-name="gr4" draw:text-style-name="P4" draw:layer="layout" svg:width="0.405cm" svg:height="0.541cm" svg:x="10.211cm" svg:y="4.586cm" svg:viewBox="0 0 406 542" svg:d="M406 409v-29h-93v-357c0-17 0-23-17-23-10 0-13 0-23 10l-273 370v29h243v68c0 26 0 36-67 36h-23v29c43-3 93-3 123-3 34 0 83 0 127 3v-29h-24c-66 0-66-10-66-36v-68zM250 88v292h-220z">
                  <text:p/>
                </draw:path>
              </draw:g>
            </draw:g>
          </draw:g>
          <draw:g>
            <draw:custom-shape draw:style-name="gr8" draw:text-style-name="P2" draw:layer="layout" svg:width="8.509cm" svg:height="1.651cm" svg:x="2.139cm" svg:y="1cm">
              <text:p/>
              <draw:enhanced-geometry svg:viewBox="0 0 21600 21600" draw:type="rectangle" draw:enhanced-path="M 0 0 L 21600 0 21600 21600 0 21600 0 0 Z N"/>
            </draw:custom-shape>
            <draw:g>
              <svg:title>TexMaths</svg:title>
              <svg:desc>14§display§n_1,\;n_2,\;n_3,\;n_4,\;n_5§svg§600§FALSE§</svg:desc>
              <draw:polygon draw:style-name="gr3" draw:text-style-name="P3" draw:layer="layout" svg:width="8.002cm" svg:height="0.62cm" svg:x="2.392cm" svg:y="1.522cm" svg:viewBox="0 0 8003 621" draw:points="4002,621 0,621 0,0 8003,0 8003,621">
                <text:p/>
              </draw:polygon>
              <draw:path draw:style-name="gr4" draw:text-style-name="P4" draw:layer="layout" svg:width="0.538cm" svg:height="0.451cm" svg:x="2.42cm" svg:y="1.508cm" svg:viewBox="0 0 539 452" svg:d="M59 381c-3 17-8 40-8 45 0 17 14 26 28 26 11 0 31-9 37-29 0 0 14-48 19-73l20-90c9-20 14-43 17-65 6-17 14-48 14-51 14-31 68-121 164-121 45 0 54 36 54 70 0 59-51 189-65 232-9 22-12 33-12 45 0 48 37 82 82 82 93 0 130-144 130-153 0-11-8-11-11-11-9 0-9 3-14 20-20 67-54 121-102 121-17 0-25-8-25-31 0-25 11-51 19-71 20-53 60-163 60-220 0-67-43-107-113-107-91 0-139 65-155 87-6-56-48-87-94-87-45 0-64 40-73 56-17 34-31 94-31 96 0 12 11 12 11 12 12 0 12 0 17-23 17-70 37-118 74-118 19 0 31 11 31 45 0 19-3 31-17 84z">
                <text:p/>
              </draw:path>
              <draw:path draw:style-name="gr4" draw:text-style-name="P4" draw:layer="layout" svg:width="0.256cm" svg:height="0.462cm" svg:x="3.061cm" svg:y="1.635cm" svg:viewBox="0 0 257 463" svg:d="M158 20c0-20 0-20-20-20-45 45-110 45-138 45v26c17 0 62 0 102-20v355c0 23 0 31-71 31h-25v26c11 0 98-3 124-3 22 0 110 3 127 3v-26h-28c-71 0-71-8-71-31z">
                <text:p/>
              </draw:path>
              <draw:path draw:style-name="gr4" draw:text-style-name="P4" draw:layer="layout" svg:width="0.118cm" svg:height="0.298cm" svg:x="3.515cm" svg:y="1.844cm" svg:viewBox="0 0 119 299" svg:d="M119 104c0-64-26-104-65-104-34 0-54 25-54 54 0 25 20 53 54 53 11 0 25-5 36-14 3-3 3-3 3-3 3 0 3 0 3 14 0 77-34 136-68 170-11 8-11 11-11 14 0 8 6 11 8 11 12 0 94-76 94-195z">
                <text:p/>
              </draw:path>
              <draw:path draw:style-name="gr4" draw:text-style-name="P4" draw:layer="layout" svg:width="0.538cm" svg:height="0.451cm" svg:x="4.173cm" svg:y="1.508cm" svg:viewBox="0 0 539 452" svg:d="M59 381c-3 17-8 40-8 45 0 17 11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59-163 59-220 0-67-43-107-113-107-90 0-138 65-155 87-6-56-45-87-91-87-45 0-64 40-73 56-17 34-31 94-31 96 0 12 11 12 11 12 12 0 12 0 17-23 17-70 37-118 74-118 19 0 31 11 31 45 0 19-3 31-17 84z">
                <text:p/>
              </draw:path>
              <draw:path draw:style-name="gr4" draw:text-style-name="P4" draw:layer="layout" svg:width="0.309cm" svg:height="0.462cm" svg:x="4.782cm" svg:y="1.635cm" svg:viewBox="0 0 310 463" svg:d="M310 336h-25c0 17-8 56-17 65-6 3-59 3-70 3h-127c73-65 95-85 138-116 53-42 101-85 101-153 0-84-76-135-163-135-88 0-147 62-147 124 0 37 31 40 37 40 17 0 36-12 36-37 0-11-2-37-39-37 20-50 68-65 101-65 71 0 108 54 108 110 0 63-45 111-68 136l-169 166c-6 6-6 6-6 26h288z">
                <text:p/>
              </draw:path>
              <draw:path draw:style-name="gr4" draw:text-style-name="P4" draw:layer="layout" svg:width="0.118cm" svg:height="0.298cm" svg:x="5.268cm" svg:y="1.844cm" svg:viewBox="0 0 119 299" svg:d="M119 104c0-64-26-104-65-104-34 0-54 25-54 54 0 25 20 53 54 53 11 0 25-5 36-14 3-3 3-3 3-3 3 0 3 0 3 14 0 77-34 136-68 170-11 8-11 11-11 14 0 8 6 11 8 11 12 0 94-76 94-195z">
                <text:p/>
              </draw:path>
              <draw:path draw:style-name="gr4" draw:text-style-name="P4" draw:layer="layout" svg:width="0.538cm" svg:height="0.451cm" svg:x="5.928cm" svg:y="1.508cm" svg:viewBox="0 0 539 452" svg:d="M59 381c-3 17-8 40-8 45 0 17 11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59-163 59-220 0-67-43-107-113-107-90 0-138 65-155 87-6-56-45-87-91-87-45 0-64 40-73 56-17 34-31 94-31 96 0 12 8 12 11 12 12 0 12 0 17-23 17-70 37-118 74-118 19 0 31 11 31 45 0 19-3 31-17 84z">
                <text:p/>
              </draw:path>
              <draw:path draw:style-name="gr4" draw:text-style-name="P4" draw:layer="layout" svg:width="0.321cm" svg:height="0.476cm" svg:x="6.529cm" svg:y="1.635cm" svg:viewBox="0 0 322 477" svg:d="M152 231c57 0 96 37 96 113 0 85-50 110-93 110-28 0-87-5-118-48 34 0 42-25 42-39 0-23-17-37-39-37-20 0-40 11-40 40 0 65 73 107 158 107 96 0 164-65 164-133 0-56-45-110-122-127 74-25 99-79 99-121 0-54-62-96-141-96-76 0-135 37-135 93 0 26 14 37 36 37 20 0 34-14 34-34 0-23-14-37-34-37 23-31 71-39 99-39 31 0 73 17 73 76 0 31-8 62-28 85-22 25-42 28-76 28-17 3-20 3-23 3-2 0-8 0-8 8 0 11 8 11 20 11z">
                <text:p/>
              </draw:path>
              <draw:path draw:style-name="gr4" draw:text-style-name="P4" draw:layer="layout" svg:width="0.118cm" svg:height="0.298cm" svg:x="7.023cm" svg:y="1.844cm" svg:viewBox="0 0 119 299" svg:d="M119 104c0-64-26-104-65-104-34 0-54 25-54 54 0 25 20 53 54 53 11 0 25-5 36-14 3-3 3-3 3-3 3 0 3 0 3 14 0 77-34 136-68 170-11 8-11 11-11 14 0 8 6 11 8 11 12 0 94-76 94-195z">
                <text:p/>
              </draw:path>
              <draw:path draw:style-name="gr4" draw:text-style-name="P4" draw:layer="layout" svg:width="0.538cm" svg:height="0.451cm" svg:x="7.68cm" svg:y="1.508cm" svg:viewBox="0 0 539 452" svg:d="M59 381c-3 17-8 40-8 45 0 17 14 26 28 26 11 0 28-9 37-29 0 0 14-48 19-73l20-90c9-20 14-43 17-65 6-17 14-48 14-51 14-31 68-121 164-121 45 0 54 36 54 70 0 59-51 189-65 232-9 22-12 33-12 45 0 48 37 82 82 82 93 0 130-144 130-153 0-11-8-11-11-11-9 0-9 3-14 20-20 67-54 121-102 121-17 0-25-8-25-31 0-25 11-51 19-71 20-53 60-163 60-220 0-67-43-107-113-107-91 0-139 65-155 87-6-56-48-87-94-87-45 0-64 40-73 56-17 34-31 94-31 96 0 12 11 12 11 12 12 0 12 0 17-23 17-70 37-118 74-118 19 0 31 11 31 45 0 19-3 31-17 84z">
                <text:p/>
              </draw:path>
              <draw:path draw:style-name="gr4" draw:text-style-name="P4" draw:layer="layout" svg:width="0.343cm" svg:height="0.47cm" svg:x="8.273cm" svg:y="1.629cm" svg:viewBox="0 0 344 471" svg:d="M344 356v-26h-79v-310c0-14 0-20-14-20-8 0-11 0-20 8l-231 322v26h206v59c0 22 0 31-56 31h-20v25c36-3 79-3 104-3 28 0 71 0 107 3v-25h-19c-57 0-57-9-57-31v-59zM212 76v254h-187z">
                <text:p/>
              </draw:path>
              <draw:path draw:style-name="gr4" draw:text-style-name="P4" draw:layer="layout" svg:width="0.118cm" svg:height="0.298cm" svg:x="8.775cm" svg:y="1.844cm" svg:viewBox="0 0 119 299" svg:d="M119 104c0-64-26-104-65-104-34 0-54 25-54 54 0 25 20 53 54 53 11 0 25-5 36-14 3-3 3-3 6-3v14c0 77-34 136-68 170-11 8-11 11-11 14 0 8 6 11 8 11 12 0 94-76 94-195z">
                <text:p/>
              </draw:path>
              <draw:path draw:style-name="gr4" draw:text-style-name="P4" draw:layer="layout" svg:width="0.538cm" svg:height="0.451cm" svg:x="9.433cm" svg:y="1.508cm" svg:viewBox="0 0 539 452" svg:d="M59 381c-3 17-8 40-8 45 0 17 14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62-163 62-220 0-67-46-107-116-107-90 0-138 65-155 87-6-56-45-87-91-87-45 0-64 40-73 56-17 34-31 94-31 96 0 12 11 12 11 12 12 0 12 0 17-23 17-70 37-118 74-118 19 0 31 11 31 45 0 19-3 31-17 84z">
                <text:p/>
              </draw:path>
              <draw:path draw:style-name="gr4" draw:text-style-name="P4" draw:layer="layout" svg:width="0.309cm" svg:height="0.476cm" svg:x="10.042cm" svg:y="1.635cm" svg:viewBox="0 0 310 477" svg:d="M65 73c37 9 56 9 68 9 93 0 146-62 146-74 0-5-5-8-8-8 0 0-3 0-6 3-17 5-53 20-104 20-20 0-59-3-105-20-5-3-8-3-8-3-8 0-8 8-8 20v206c0 11 0 20 11 20 5 0 5-3 14-12 31-36 73-42 96-42 42 0 62 34 65 39 14 23 17 48 17 91 0 19 0 62-20 93-17 22-48 39-82 39-45 0-93-25-110-70 25 3 40-14 40-34 0-31-26-37-37-37 0 0-34 0-34 40 0 62 56 124 141 124 90 0 169-65 169-152 0-79-62-153-146-153-31 0-68 9-99 34z">
                <text:p/>
              </draw:path>
            </draw:g>
          </draw:g>
          <draw:line draw:style-name="gr1" draw:text-style-name="P1" draw:layer="layout" svg:x1="2.159cm" svg:y1="5.842cm" svg:x2="6.604cm" svg:y2="8.382cm">
            <text:p/>
          </draw:line>
          <draw:line draw:style-name="gr1" draw:text-style-name="P1" draw:layer="layout" svg:x1="6.35cm" svg:y1="2.667cm" svg:x2="2.413cm" svg:y2="3.683cm">
            <text:p/>
          </draw:line>
          <draw:line draw:style-name="gr9" draw:text-style-name="P1" draw:layer="layout" svg:x1="4.826cm" svg:y1="14.986cm" svg:x2="5.334cm" svg:y2="15.637cm">
            <text:p/>
          </draw:line>
          <draw:g>
            <draw:custom-shape draw:style-name="gr10" draw:text-style-name="P8" draw:layer="layout" svg:width="2.286cm" svg:height="0.994cm" svg:x="5.08cm" svg:y="10.9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svg:title>TexMaths</svg:title>
              <svg:desc>26§display§n_4,\; n_5§svg§600§FALSE§</svg:desc>
              <draw:polygon draw:style-name="gr3" draw:text-style-name="P3" draw:layer="layout" svg:width="1.977cm" svg:height="0.447cm" svg:x="5.234cm" svg:y="11.223cm" svg:viewBox="0 0 1978 448" draw:points="989,448 0,448 0,0 1978,0 1978,448">
                <text:p/>
              </draw:polygon>
              <draw:path draw:style-name="gr4" draw:text-style-name="P4" draw:layer="layout" svg:width="0.388cm" svg:height="0.325cm" svg:x="5.255cm" svg:y="11.212cm" svg:viewBox="0 0 389 326" svg:d="M43 275c-2 12-6 28-6 33 0 11 10 18 20 18 8 0 22-7 27-21 0 0 10-34 14-53l14-65c6-14 10-30 12-47 4-12 11-34 11-36 10-23 48-88 117-88 33 0 39 27 39 51 0 43-37 136-47 167-6 16-8 24-8 33 0 34 26 59 59 59 67 0 94-105 94-110 0-9-6-9-9-9-6 0-6 3-10 14-14 50-38 88-73 88-12 0-18-6-18-22 0-19 8-37 14-51 15-39 43-118 43-159 0-49-31-77-82-77-65 0-99 47-112 63-3-40-34-63-67-63-32 0-47 28-52 41-13 24-23 67-23 69 0 8 8 8 8 8 8 0 8 0 12-16 13-51 27-86 54-86 14 0 21 8 21 33 0 14-1 22-11 61z">
                <text:p/>
              </draw:path>
              <draw:path draw:style-name="gr4" draw:text-style-name="P4" draw:layer="layout" svg:width="0.247cm" svg:height="0.339cm" svg:x="5.682cm" svg:y="11.3cm" svg:viewBox="0 0 248 340" svg:d="M248 257v-19h-57v-224c0-10 0-14-10-14-6 0-8 0-14 6l-167 232v19h149v42c0 16 0 23-41 23h-14v18c26-2 56-2 75-2 20 0 51 0 78 2v-18h-15c-41 0-41-7-41-23v-42zM153 55v183h-135z">
                <text:p/>
              </draw:path>
              <draw:path draw:style-name="gr4" draw:text-style-name="P4" draw:layer="layout" svg:width="0.084cm" svg:height="0.215cm" svg:x="6.044cm" svg:y="11.454cm" svg:viewBox="0 0 85 216" svg:d="M85 75c0-47-18-75-47-75-24 0-38 18-38 38 0 19 14 39 38 39 9 0 19-3 27-10 2-2 2-2 2-2 2 0 2 0 2 10 0 55-24 98-49 122-7 6-7 9-7 10 0 7 3 9 5 9 9 0 67-56 67-141z">
                <text:p/>
              </draw:path>
              <draw:path draw:style-name="gr4" draw:text-style-name="P4" draw:layer="layout" svg:width="0.388cm" svg:height="0.325cm" svg:x="6.518cm" svg:y="11.212cm" svg:viewBox="0 0 389 326" svg:d="M43 275c-2 12-6 28-6 33 0 11 8 18 20 18 8 0 20-7 27-21 0 0 8-34 11-53l17-65c4-14 8-30 12-47 4-12 8-34 11-36 10-23 48-88 115-88 33 0 39 27 39 51 0 43-35 136-47 167-6 16-6 24-6 33 0 34 25 59 57 59 67 0 96-105 96-110 0-9-9-9-10-9-6 0-6 3-10 14-15 50-40 88-74 88-12 0-16-6-16-22 0-19 6-37 12-51 14-39 42-118 42-159 0-49-30-77-81-77-65 0-99 47-112 63-4-40-32-63-65-63-32 0-47 28-52 41-13 24-23 67-23 69 0 8 8 8 8 8 8 0 8 0 12-16 13-51 27-86 54-86 14 0 21 8 21 33 0 14-1 22-11 61z">
                <text:p/>
              </draw:path>
              <draw:path draw:style-name="gr4" draw:text-style-name="P4" draw:layer="layout" svg:width="0.223cm" svg:height="0.343cm" svg:x="6.957cm" svg:y="11.304cm" svg:viewBox="0 0 224 344" svg:d="M47 53c24 6 41 6 48 6 68 0 106-45 106-53 0-4-4-6-5-6 0 0-3 0-5 2-12 4-38 14-75 14-14 0-42-2-75-14-4-2-7-2-7-2-6 0-6 6-6 14v149c0 8 0 14 9 14 4 0 4-2 10-8 22-27 52-30 69-30 30 0 44 24 47 28 10 16 12 34 12 65 0 15 0 45-15 67-14 16-34 29-58 29-33 0-68-19-79-51 18 2 28-10 28-25 0-22-18-26-27-26 0 0-24 0-24 28 0 45 41 90 102 90 65 0 122-47 122-110 0-57-45-110-106-110-23 0-49 6-71 25z">
                <text:p/>
              </draw:path>
            </draw:g>
          </draw:g>
          <draw:g>
            <draw:g>
              <draw:g>
                <svg:title>TexMaths</svg:title>
                <svg:desc>26§display§n_4§svg§600§FALSE§</svg:desc>
                <draw:polygon draw:style-name="gr3" draw:text-style-name="P3" draw:layer="layout" svg:width="0.912cm" svg:height="0.529cm" svg:x="5.26cm" svg:y="15.744cm" svg:viewBox="0 0 913 530" draw:points="455,530 0,530 0,0 913,0 913,530">
                  <text:p/>
                </draw:polygon>
                <draw:path draw:style-name="gr4" draw:text-style-name="P4" draw:layer="layout" svg:width="0.496cm" svg:height="0.415cm" svg:x="5.286cm" svg:y="15.731cm" svg:viewBox="0 0 497 416" svg:d="M55 351c-3 16-8 36-8 42 0 15 13 23 26 23 10 0 28-8 34-26 0 0 13-44 18-68l18-83c8-18 13-39 16-60 5-15 13-44 13-46 13-29 62-112 151-112 41 0 49 34 49 65 0 54-47 174-60 213-8 21-10 31-10 42 0 44 34 75 75 75 86 0 120-133 120-140 0-11-8-11-11-11-7 0-7 3-13 18-18 63-49 112-93 112-16 0-24-8-24-28 0-24 11-47 19-65 18-50 54-151 54-203 0-63-39-99-104-99-83 0-127 60-143 81-5-52-44-81-86-81-41 0-60 36-67 52-16 31-29 86-29 88 0 11 10 11 10 11 11 0 11 0 16-21 16-65 34-109 68-109 18 0 28 10 28 41 0 19-2 29-15 78z">
                  <text:p/>
                </draw:path>
                <draw:path draw:style-name="gr4" draw:text-style-name="P4" draw:layer="layout" svg:width="0.316cm" svg:height="0.433cm" svg:x="5.832cm" svg:y="15.843cm" svg:viewBox="0 0 317 434" svg:d="M317 328v-24h-72v-286c0-13 0-18-13-18-8 0-11 0-19 8l-213 296v24h190v54c0 21 0 29-52 29h-18v23c33-2 72-2 96-2 26 0 65 0 99 2v-23h-18c-52 0-52-8-52-29v-54zM195 70v234h-172z">
                  <text:p/>
                </draw:path>
              </draw:g>
            </draw:g>
            <draw:custom-shape draw:style-name="gr11" draw:text-style-name="P1" draw:layer="layout" svg:width="1.524cm" svg:height="1.524cm" svg:x="4.953cm" svg:y="15.24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custom-shape draw:style-name="gr12" draw:text-style-name="P9" draw:layer="layout" svg:width="2.629cm" svg:height="1.016cm" svg:x="2.921cm" svg:y="6.604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svg:title>TexMaths</svg:title>
              <svg:desc>26§display§n_4,\; n_5§svg§600§FALSE§</svg:desc>
              <draw:polygon draw:style-name="gr3" draw:text-style-name="P3" draw:layer="layout" svg:width="2.273cm" svg:height="0.457cm" svg:x="3.098cm" svg:y="6.888cm" svg:viewBox="0 0 2274 458" draw:points="1138,458 0,458 0,0 2274,0 2274,458">
                <text:p/>
              </draw:polygon>
              <draw:path draw:style-name="gr4" draw:text-style-name="P4" draw:layer="layout" svg:width="0.446cm" svg:height="0.331cm" svg:x="3.122cm" svg:y="6.879cm" svg:viewBox="0 0 447 332" svg:d="M50 281c-3 12-8 28-8 34 0 11 12 17 24 17 9 0 25-6 30-20 0 0 12-36 17-54l16-67c7-14 11-31 14-48 5-11 12-35 12-36 11-23 56-90 135-90 38 0 45 27 45 51 0 44-43 140-54 171-7 17-9 25-9 34 0 35 29 59 67 59 78 0 108-105 108-112 0-8-7-8-10-8-7 0-7 2-11 15-17 49-44 89-84 89-14 0-22-7-22-23 0-18 10-37 17-51 17-40 49-121 49-163 0-51-35-79-93-79-75 0-115 48-129 65-5-42-40-65-78-65-37 0-54 28-60 42-14 25-26 68-26 70 0 9 9 9 9 9 10 0 10 0 14-17 15-52 31-87 62-87 16 0 25 8 25 33 0 15-2 23-14 62z">
                <text:p/>
              </draw:path>
              <draw:path draw:style-name="gr4" draw:text-style-name="P4" draw:layer="layout" svg:width="0.284cm" svg:height="0.347cm" svg:x="3.613cm" svg:y="6.968cm" svg:viewBox="0 0 285 348" svg:d="M285 262v-18h-65v-230c0-10 0-14-12-14-6 0-9 0-16 6l-192 238v18h171v44c0 17 0 23-47 23h-16v19c30-2 65-2 86-2 24 0 59 0 90 2v-19h-18c-46 0-46-6-46-23v-44zM176 56v188h-155z">
                <text:p/>
              </draw:path>
              <draw:path draw:style-name="gr4" draw:text-style-name="P4" draw:layer="layout" svg:width="0.097cm" svg:height="0.219cm" svg:x="4.03cm" svg:y="7.126cm" svg:viewBox="0 0 98 220" svg:d="M98 76c0-48-21-76-54-76-28 0-44 19-44 39s16 40 44 40c10 0 22-3 31-11 2-1 2-1 2-1 2 0 2 0 2 9 0 56-28 101-56 126-9 6-9 9-9 10 0 7 5 8 7 8 10 0 77-56 77-144z">
                <text:p/>
              </draw:path>
              <draw:path draw:style-name="gr4" draw:text-style-name="P4" draw:layer="layout" svg:width="0.446cm" svg:height="0.331cm" svg:x="4.574cm" svg:y="6.879cm" svg:viewBox="0 0 447 332" svg:d="M50 281c-3 12-8 28-8 34 0 11 9 17 24 17 9 0 23-6 30-20 0 0 9-36 14-54l19-67c4-14 9-31 14-48 5-11 9-35 12-36 12-23 56-90 133-90 37 0 44 27 44 51 0 44-39 140-54 171-6 17-6 25-6 34 0 35 28 59 65 59 77 0 110-105 110-112 0-8-10-8-11-8-8 0-8 2-12 15-17 49-45 89-85 89-14 0-19-7-19-23 0-18 8-37 15-51 16-40 48-121 48-163 0-51-35-79-93-79-75 0-114 48-129 65-4-42-37-65-75-65-36 0-54 28-60 42-14 25-26 68-26 70 0 9 9 9 9 9 10 0 10 0 14-17 15-52 31-87 62-87 16 0 25 8 25 33 0 15-2 23-14 62z">
                <text:p/>
              </draw:path>
              <draw:path draw:style-name="gr4" draw:text-style-name="P4" draw:layer="layout" svg:width="0.256cm" svg:height="0.35cm" svg:x="5.08cm" svg:y="6.972cm" svg:viewBox="0 0 257 351" svg:d="M54 54c28 6 47 6 56 6 77 0 121-46 121-54 0-3-4-6-6-6 0 0-3 0-5 3-14 3-45 14-87 14-16 0-48-3-86-14-5-3-7-3-7-3-8 0-8 6-8 14v152c0 8 0 14 10 14 5 0 5 0 12-8 25-26 60-31 79-31 35 0 51 25 54 30 12 17 15 34 15 65 0 16 0 48-17 70-17 17-40 29-68 29-38 0-77-19-91-51 21 0 33-11 33-26 0-22-21-27-31-27 0 0-28 0-28 29 0 46 47 91 117 91 75 0 140-47 140-112 0-59-51-112-121-112-26 0-57 5-82 25z">
                <text:p/>
              </draw:path>
            </draw:g>
          </draw:g>
          <draw:g>
            <draw:g>
              <draw:custom-shape draw:style-name="gr13" draw:text-style-name="P10" draw:layer="layout" svg:width="2.286cm" svg:height="2.286cm" svg:x="0.76cm" svg:y="8.1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1§svg§600§FALSE§</svg:desc>
                <draw:polygon draw:style-name="gr14" draw:text-style-name="P11" draw:layer="layout" svg:width="0.881cm" svg:height="0.888cm" svg:x="1.462cm" svg:y="8.848cm" svg:viewBox="0 0 882 889" draw:points="443,889 0,889 0,0 882,0 882,889">
                  <text:p/>
                </draw:polygon>
                <draw:path draw:style-name="gr15" draw:text-style-name="P12" draw:layer="layout" svg:width="0.359cm" svg:height="0.743cm" svg:x="1.488cm" svg:y="8.831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<text:p/>
                </draw:path>
                <draw:path draw:style-name="gr15" draw:text-style-name="P12" draw:layer="layout" svg:width="0.3cm" svg:height="0.541cm" svg:x="1.967cm" svg:y="9.195cm" svg:viewBox="0 0 301 542" svg:d="M185 23c0-23 0-23-23-23-53 53-129 53-162 53v30c20 0 73 0 119-24v417c0 26 0 36-83 36h-29v30c13 0 115-3 145-3 26 0 129 3 149 3v-30h-33c-83 0-83-10-83-36z">
                  <text:p/>
                </draw:path>
              </draw:g>
            </draw:g>
            <draw:g>
              <draw:custom-shape draw:style-name="gr2" draw:text-style-name="P2" draw:layer="layout" svg:width="2.286cm" svg:height="2.286cm" svg:x="3.527cm" svg:y="8.1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2§svg§600§FALSE§</svg:desc>
                <draw:polygon draw:style-name="gr3" draw:text-style-name="P3" draw:layer="layout" svg:width="0.888cm" svg:height="0.872cm" svg:x="4.226cm" svg:y="8.856cm" svg:viewBox="0 0 889 873" draw:points="446,873 0,873 0,0 889,0 889,873">
                  <text:p/>
                </draw:polygon>
                <draw:path draw:style-name="gr4" draw:text-style-name="P4" draw:layer="layout" svg:width="0.362cm" svg:height="0.729cm" svg:x="4.253cm" svg:y="8.84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    <text:p/>
                </draw:path>
                <draw:path draw:style-name="gr4" draw:text-style-name="P4" draw:layer="layout" svg:width="0.365cm" svg:height="0.531cm" svg:x="4.699cm" svg:y="9.197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    <text:p/>
                </draw:path>
              </draw:g>
            </draw:g>
            <draw:g>
              <draw:custom-shape draw:style-name="gr5" draw:text-style-name="P5" draw:layer="layout" svg:width="2.286cm" svg:height="2.286cm" svg:x="6.293cm" svg:y="8.1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3§svg§600§FALSE§</svg:desc>
                <draw:polygon draw:style-name="gr6" draw:text-style-name="P6" draw:layer="layout" svg:width="0.881cm" svg:height="0.888cm" svg:x="6.995cm" svg:y="8.84cm" svg:viewBox="0 0 882 889" draw:points="443,889 0,889 0,0 882,0 882,889">
                  <text:p/>
                </draw:polygon>
                <draw:path draw:style-name="gr7" draw:text-style-name="P7" draw:layer="layout" svg:width="0.359cm" svg:height="0.743cm" svg:x="7.021cm" svg:y="8.823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<text:p/>
                </draw:path>
                <draw:path draw:style-name="gr7" draw:text-style-name="P7" draw:layer="layout" svg:width="0.376cm" svg:height="0.558cm" svg:x="7.457cm" svg:y="9.187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  <text:p/>
                </draw:path>
              </draw:g>
            </draw:g>
            <draw:g>
              <draw:custom-shape draw:style-name="gr2" draw:text-style-name="P2" draw:layer="layout" svg:width="2.286cm" svg:height="2.286cm" svg:x="9.06cm" svg:y="8.1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4§svg§600§FALSE§</svg:desc>
                <draw:polygon draw:style-name="gr3" draw:text-style-name="P3" draw:layer="layout" svg:width="0.888cm" svg:height="0.872cm" svg:x="9.759cm" svg:y="8.856cm" svg:viewBox="0 0 889 873" draw:points="446,873 0,873 0,0 889,0 889,873">
                  <text:p/>
                </draw:polygon>
                <draw:path draw:style-name="gr4" draw:text-style-name="P4" draw:layer="layout" svg:width="0.362cm" svg:height="0.729cm" svg:x="9.786cm" svg:y="8.84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  <text:p/>
                </draw:path>
                <draw:path draw:style-name="gr4" draw:text-style-name="P4" draw:layer="layout" svg:width="0.405cm" svg:height="0.541cm" svg:x="10.212cm" svg:y="9.187cm" svg:viewBox="0 0 406 542" svg:d="M406 409v-29h-93v-357c0-17 0-23-17-23-10 0-13 0-23 10l-273 370v29h243v68c0 26 0 36-67 36h-23v29c43-3 93-3 123-3 34 0 83 0 127 3v-29h-24c-66 0-66-10-66-36v-68zM250 88v292h-220z">
                  <text:p/>
                </draw:path>
              </draw:g>
            </draw:g>
          </draw:g>
          <draw:g>
            <draw:g>
              <draw:custom-shape draw:style-name="gr16" draw:text-style-name="P10" draw:layer="layout" svg:width="2.286cm" svg:height="2.286cm" svg:x="0.761cm" svg:y="12.74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1§svg§600§FALSE§</svg:desc>
                <draw:polygon draw:style-name="gr17" draw:text-style-name="P11" draw:layer="layout" svg:width="0.881cm" svg:height="0.888cm" svg:x="1.463cm" svg:y="13.449cm" svg:viewBox="0 0 882 889" draw:points="443,889 0,889 0,0 882,0 882,889">
                  <text:p/>
                </draw:polygon>
                <draw:path draw:style-name="gr18" draw:text-style-name="P12" draw:layer="layout" svg:width="0.359cm" svg:height="0.743cm" svg:x="1.489cm" svg:y="13.432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<text:p/>
                </draw:path>
                <draw:path draw:style-name="gr18" draw:text-style-name="P12" draw:layer="layout" svg:width="0.3cm" svg:height="0.541cm" svg:x="1.968cm" svg:y="13.796cm" svg:viewBox="0 0 301 542" svg:d="M185 23c0-23 0-23-23-23-53 53-129 53-162 53v30c20 0 73 0 119-24v417c0 26 0 36-83 36h-29v30c13 0 115-3 145-3 26 0 129 3 149 3v-30h-33c-83 0-83-10-83-36z">
                  <text:p/>
                </draw:path>
              </draw:g>
            </draw:g>
            <draw:g>
              <draw:custom-shape draw:style-name="gr2" draw:text-style-name="P2" draw:layer="layout" svg:width="2.286cm" svg:height="2.286cm" svg:x="3.528cm" svg:y="12.74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2§svg§600§FALSE§</svg:desc>
                <draw:polygon draw:style-name="gr3" draw:text-style-name="P3" draw:layer="layout" svg:width="0.888cm" svg:height="0.872cm" svg:x="4.227cm" svg:y="13.457cm" svg:viewBox="0 0 889 873" draw:points="446,873 0,873 0,0 889,0 889,873">
                  <text:p/>
                </draw:polygon>
                <draw:path draw:style-name="gr4" draw:text-style-name="P4" draw:layer="layout" svg:width="0.362cm" svg:height="0.729cm" svg:x="4.254cm" svg:y="13.441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    <text:p/>
                </draw:path>
                <draw:path draw:style-name="gr4" draw:text-style-name="P4" draw:layer="layout" svg:width="0.365cm" svg:height="0.531cm" svg:x="4.7cm" svg:y="13.798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    <text:p/>
                </draw:path>
              </draw:g>
            </draw:g>
            <draw:g>
              <draw:custom-shape draw:style-name="gr19" draw:text-style-name="P5" draw:layer="layout" svg:width="2.286cm" svg:height="2.286cm" svg:x="6.294cm" svg:y="12.74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3§svg§600§FALSE§</svg:desc>
                <draw:polygon draw:style-name="gr17" draw:text-style-name="P11" draw:layer="layout" svg:width="0.881cm" svg:height="0.888cm" svg:x="6.996cm" svg:y="13.441cm" svg:viewBox="0 0 882 889" draw:points="443,889 0,889 0,0 882,0 882,889">
                  <text:p/>
                </draw:polygon>
                <draw:path draw:style-name="gr18" draw:text-style-name="P12" draw:layer="layout" svg:width="0.359cm" svg:height="0.743cm" svg:x="7.022cm" svg:y="13.424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<text:p/>
                </draw:path>
                <draw:path draw:style-name="gr18" draw:text-style-name="P12" draw:layer="layout" svg:width="0.376cm" svg:height="0.558cm" svg:x="7.458cm" svg:y="13.788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  <text:p/>
                </draw:path>
              </draw:g>
            </draw:g>
            <draw:g>
              <draw:custom-shape draw:style-name="gr2" draw:text-style-name="P2" draw:layer="layout" svg:width="2.286cm" svg:height="2.286cm" svg:x="9.061cm" svg:y="12.74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svg:title>TexMaths</svg:title>
                <svg:desc>14§inline§t_4§svg§600§FALSE§</svg:desc>
                <draw:polygon draw:style-name="gr3" draw:text-style-name="P3" draw:layer="layout" svg:width="0.888cm" svg:height="0.872cm" svg:x="9.76cm" svg:y="13.457cm" svg:viewBox="0 0 889 873" draw:points="446,873 0,873 0,0 889,0 889,873">
                  <text:p/>
                </draw:polygon>
                <draw:path draw:style-name="gr4" draw:text-style-name="P4" draw:layer="layout" svg:width="0.362cm" svg:height="0.729cm" svg:x="9.787cm" svg:y="13.441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  <text:p/>
                </draw:path>
                <draw:path draw:style-name="gr4" draw:text-style-name="P4" draw:layer="layout" svg:width="0.405cm" svg:height="0.541cm" svg:x="10.213cm" svg:y="13.788cm" svg:viewBox="0 0 406 542" svg:d="M406 409v-29h-93v-357c0-17 0-23-17-23-10 0-13 0-23 10l-273 370v29h243v68c0 26 0 36-67 36h-23v29c43-3 93-3 123-3 34 0 83 0 127 3v-29h-24c-66 0-66-10-66-36v-68zM250 88v292h-220z">
                  <text:p/>
                </draw:path>
              </draw:g>
            </draw:g>
          </draw:g>
        </draw:g>
        <draw:g>
          <draw:line draw:style-name="gr20" draw:text-style-name="P1" draw:layer="layout" svg:x1="21.082cm" svg:y1="5.715cm" svg:x2="21.59cm" svg:y2="6.604cm">
            <text:p/>
          </draw:line>
          <draw:line draw:style-name="gr20" draw:text-style-name="P1" draw:layer="layout" svg:x1="19.685cm" svg:y1="2.667cm" svg:x2="20.574cm" svg:y2="3.556cm">
            <text:p/>
          </draw:line>
          <draw:g>
            <draw:g>
              <draw:g>
                <svg:title>TexMaths</svg:title>
                <svg:desc>26§display§n_3§svg§600§FALSE§</svg:desc>
                <draw:polygon draw:style-name="gr3" draw:text-style-name="P3" draw:layer="layout" svg:width="0.912cm" svg:height="0.529cm" svg:x="21.474cm" svg:y="6.72cm" svg:viewBox="0 0 913 530" draw:points="455,530 0,530 0,0 913,0 913,530">
                  <text:p/>
                </draw:polygon>
                <draw:path draw:style-name="gr4" draw:text-style-name="P4" draw:layer="layout" svg:width="0.496cm" svg:height="0.415cm" svg:x="21.5cm" svg:y="6.707cm" svg:viewBox="0 0 497 416" svg:d="M55 351c-3 15-8 36-8 41 0 16 13 24 26 24 10 0 28-8 34-26 0 0 13-44 18-68l18-83c8-18 13-39 16-60 5-15 13-44 13-46 13-29 62-112 151-112 41 0 49 34 49 65 0 54-47 174-60 213-8 21-10 31-10 41 0 45 34 76 75 76 86 0 120-133 120-141 0-10-8-10-11-10-7 0-7 3-13 18-18 63-49 112-93 112-16 0-24-8-24-29 0-23 11-46 19-65 18-49 54-150 54-202 0-63-39-99-104-99-83 0-127 60-143 81-5-52-44-81-86-81-41 0-60 36-67 52-16 31-29 86-29 88 0 11 10 11 10 11 11 0 11 0 16-21 16-65 34-109 68-109 18 0 28 10 28 41 0 19-2 29-15 78z">
                  <text:p/>
                </draw:path>
                <draw:path draw:style-name="gr4" draw:text-style-name="P4" draw:layer="layout" svg:width="0.296cm" svg:height="0.438cm" svg:x="22.054cm" svg:y="6.824cm" svg:viewBox="0 0 297 439" svg:d="M140 213c52 0 89 34 89 104 0 78-47 101-86 101-26 0-81-5-109-44 31 0 39-23 39-36 0-21-16-34-37-34-18 0-36 10-36 36 0 60 68 99 146 99 88 0 151-60 151-122 0-52-42-101-112-117 67-23 91-73 91-112 0-49-58-88-130-88-71 0-125 34-125 86 0 23 13 34 34 34 18 0 31-13 31-32 0-20-13-33-31-33 20-29 65-37 91-37 28 0 67 16 67 70 0 29-8 57-26 78-21 24-39 26-70 26-16 3-18 3-21 3-2 0-5 0-5 8 0 10 5 10 16 10z">
                  <text:p/>
                </draw:path>
              </draw:g>
            </draw:g>
            <draw:custom-shape draw:style-name="gr11" draw:text-style-name="P1" draw:layer="layout" svg:width="1.524cm" svg:height="1.524cm" svg:x="21.168cm" svg:y="6.223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g>
              <draw:g>
                <draw:g>
                  <draw:custom-shape draw:style-name="gr2" draw:text-style-name="P2" draw:layer="layout" svg:width="2.286cm" svg:height="2.286cm" svg:x="13.882cm" svg:y="3.54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1§svg§600§FALSE§</svg:desc>
                    <draw:polygon draw:style-name="gr3" draw:text-style-name="P3" draw:layer="layout" svg:width="0.881cm" svg:height="0.888cm" svg:x="14.584cm" svg:y="4.247cm" svg:viewBox="0 0 882 889" draw:points="443,889 0,889 0,0 882,0 882,889">
                      <text:p/>
                    </draw:polygon>
                    <draw:path draw:style-name="gr4" draw:text-style-name="P4" draw:layer="layout" svg:width="0.359cm" svg:height="0.743cm" svg:x="14.61cm" svg:y="4.23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4" draw:text-style-name="P4" draw:layer="layout" svg:width="0.3cm" svg:height="0.541cm" svg:x="15.089cm" svg:y="4.594cm" svg:viewBox="0 0 301 542" svg:d="M185 23c0-23 0-23-23-23-53 53-129 53-162 53v30c20 0 73 0 119-24v417c0 26 0 36-83 36h-29v30c13 0 115-3 145-3 26 0 129 3 149 3v-30h-33c-83 0-83-10-83-36z">
                      <text:p/>
                    </draw:path>
                  </draw:g>
                </draw:g>
                <draw:g>
                  <draw:custom-shape draw:style-name="gr2" draw:text-style-name="P2" draw:layer="layout" svg:width="2.286cm" svg:height="2.286cm" svg:x="16.649cm" svg:y="3.54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2§svg§600§FALSE§</svg:desc>
                    <draw:polygon draw:style-name="gr3" draw:text-style-name="P3" draw:layer="layout" svg:width="0.888cm" svg:height="0.872cm" svg:x="17.348cm" svg:y="4.255cm" svg:viewBox="0 0 889 873" draw:points="446,873 0,873 0,0 889,0 889,873">
                      <text:p/>
                    </draw:polygon>
                    <draw:path draw:style-name="gr4" draw:text-style-name="P4" draw:layer="layout" svg:width="0.362cm" svg:height="0.729cm" svg:x="17.375cm" svg:y="4.239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        <text:p/>
                    </draw:path>
                    <draw:path draw:style-name="gr4" draw:text-style-name="P4" draw:layer="layout" svg:width="0.365cm" svg:height="0.531cm" svg:x="17.821cm" svg:y="4.596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        <text:p/>
                    </draw:path>
                  </draw:g>
                </draw:g>
                <draw:g>
                  <draw:custom-shape draw:style-name="gr5" draw:text-style-name="P5" draw:layer="layout" svg:width="2.286cm" svg:height="2.286cm" svg:x="19.415cm" svg:y="3.54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3§svg§600§FALSE§</svg:desc>
                    <draw:polygon draw:style-name="gr6" draw:text-style-name="P6" draw:layer="layout" svg:width="0.881cm" svg:height="0.888cm" svg:x="20.117cm" svg:y="4.239cm" svg:viewBox="0 0 882 889" draw:points="443,889 0,889 0,0 882,0 882,889">
                      <text:p/>
                    </draw:polygon>
                    <draw:path draw:style-name="gr7" draw:text-style-name="P7" draw:layer="layout" svg:width="0.359cm" svg:height="0.743cm" svg:x="20.143cm" svg:y="4.222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7" draw:text-style-name="P7" draw:layer="layout" svg:width="0.376cm" svg:height="0.558cm" svg:x="20.579cm" svg:y="4.586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      <text:p/>
                    </draw:path>
                  </draw:g>
                </draw:g>
                <draw:g>
                  <draw:custom-shape draw:style-name="gr2" draw:text-style-name="P2" draw:layer="layout" svg:width="2.286cm" svg:height="2.286cm" svg:x="22.182cm" svg:y="3.54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4§svg§600§FALSE§</svg:desc>
                    <draw:polygon draw:style-name="gr3" draw:text-style-name="P3" draw:layer="layout" svg:width="0.888cm" svg:height="0.872cm" svg:x="22.881cm" svg:y="4.255cm" svg:viewBox="0 0 889 873" draw:points="446,873 0,873 0,0 889,0 889,873">
                      <text:p/>
                    </draw:polygon>
                    <draw:path draw:style-name="gr4" draw:text-style-name="P4" draw:layer="layout" svg:width="0.362cm" svg:height="0.729cm" svg:x="22.908cm" svg:y="4.239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      <text:p/>
                    </draw:path>
                    <draw:path draw:style-name="gr4" draw:text-style-name="P4" draw:layer="layout" svg:width="0.405cm" svg:height="0.541cm" svg:x="23.334cm" svg:y="4.586cm" svg:viewBox="0 0 406 542" svg:d="M406 409v-29h-93v-357c0-17 0-23-17-23-10 0-13 0-23 10l-273 370v29h243v68c0 26 0 36-67 36h-23v29c43-3 93-3 123-3 34 0 83 0 127 3v-29h-24c-66 0-66-10-66-36v-68zM250 88v292h-220z">
                      <text:p/>
                    </draw:path>
                  </draw:g>
                </draw:g>
              </draw:g>
              <draw:g>
                <draw:custom-shape draw:style-name="gr8" draw:text-style-name="P2" draw:layer="layout" svg:width="8.509cm" svg:height="1.651cm" svg:x="15.262cm" svg:y="1cm">
                  <text:p/>
                  <draw:enhanced-geometry svg:viewBox="0 0 21600 21600" draw:type="rectangle" draw:enhanced-path="M 0 0 L 21600 0 21600 21600 0 21600 0 0 Z N"/>
                </draw:custom-shape>
                <draw:g>
                  <svg:title>TexMaths</svg:title>
                  <svg:desc>14§display§n_1,\;n_2,\;n_3,\;n_4,\;n_5§svg§600§FALSE§</svg:desc>
                  <draw:polygon draw:style-name="gr3" draw:text-style-name="P3" draw:layer="layout" svg:width="8.002cm" svg:height="0.62cm" svg:x="15.515cm" svg:y="1.522cm" svg:viewBox="0 0 8003 621" draw:points="4002,621 0,621 0,0 8003,0 8003,621">
                    <text:p/>
                  </draw:polygon>
                  <draw:path draw:style-name="gr4" draw:text-style-name="P4" draw:layer="layout" svg:width="0.538cm" svg:height="0.451cm" svg:x="15.543cm" svg:y="1.508cm" svg:viewBox="0 0 539 452" svg:d="M59 381c-3 17-8 40-8 45 0 17 14 26 28 26 11 0 31-9 37-29 0 0 14-48 19-73l20-90c9-20 14-43 17-65 6-17 14-48 14-51 14-31 68-121 164-121 45 0 54 36 54 70 0 59-51 189-65 232-9 22-12 33-12 45 0 48 37 82 82 82 93 0 130-144 130-153 0-11-8-11-11-11-9 0-9 3-14 20-20 67-54 121-102 121-17 0-25-8-25-31 0-25 11-51 19-71 20-53 60-163 60-220 0-67-43-107-113-107-91 0-139 65-155 87-6-56-48-87-94-87-45 0-64 40-73 56-17 34-31 94-31 96 0 12 11 12 11 12 12 0 12 0 17-23 17-70 37-118 74-118 19 0 31 11 31 45 0 19-3 31-17 84z">
                    <text:p/>
                  </draw:path>
                  <draw:path draw:style-name="gr4" draw:text-style-name="P4" draw:layer="layout" svg:width="0.256cm" svg:height="0.462cm" svg:x="16.184cm" svg:y="1.635cm" svg:viewBox="0 0 257 463" svg:d="M158 20c0-20 0-20-20-20-45 45-110 45-138 45v26c17 0 62 0 102-20v355c0 23 0 31-71 31h-25v26c11 0 98-3 124-3 22 0 110 3 127 3v-26h-28c-71 0-71-8-71-31z">
                    <text:p/>
                  </draw:path>
                  <draw:path draw:style-name="gr4" draw:text-style-name="P4" draw:layer="layout" svg:width="0.118cm" svg:height="0.298cm" svg:x="16.638cm" svg:y="1.844cm" svg:viewBox="0 0 119 299" svg:d="M119 104c0-64-26-104-65-104-34 0-54 25-54 54 0 25 20 53 54 53 11 0 25-5 36-14 3-3 3-3 3-3 3 0 3 0 3 14 0 77-34 136-68 170-11 8-11 11-11 14 0 8 6 11 8 11 12 0 94-76 94-195z">
                    <text:p/>
                  </draw:path>
                  <draw:path draw:style-name="gr4" draw:text-style-name="P4" draw:layer="layout" svg:width="0.538cm" svg:height="0.451cm" svg:x="17.296cm" svg:y="1.508cm" svg:viewBox="0 0 539 452" svg:d="M59 381c-3 17-8 40-8 45 0 17 11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59-163 59-220 0-67-43-107-113-107-90 0-138 65-155 87-6-56-45-87-91-87-45 0-64 40-73 56-17 34-31 94-31 96 0 12 11 12 11 12 12 0 12 0 17-23 17-70 37-118 74-118 19 0 31 11 31 45 0 19-3 31-17 84z">
                    <text:p/>
                  </draw:path>
                  <draw:path draw:style-name="gr4" draw:text-style-name="P4" draw:layer="layout" svg:width="0.309cm" svg:height="0.462cm" svg:x="17.905cm" svg:y="1.635cm" svg:viewBox="0 0 310 463" svg:d="M310 336h-25c0 17-8 56-17 65-6 3-59 3-70 3h-127c73-65 95-85 138-116 53-42 101-85 101-153 0-84-76-135-163-135-88 0-147 62-147 124 0 37 31 40 37 40 17 0 36-12 36-37 0-11-2-37-39-37 20-50 68-65 101-65 71 0 108 54 108 110 0 63-45 111-68 136l-169 166c-6 6-6 6-6 26h288z">
                    <text:p/>
                  </draw:path>
                  <draw:path draw:style-name="gr4" draw:text-style-name="P4" draw:layer="layout" svg:width="0.118cm" svg:height="0.298cm" svg:x="18.391cm" svg:y="1.844cm" svg:viewBox="0 0 119 299" svg:d="M119 104c0-64-26-104-65-104-34 0-54 25-54 54 0 25 20 53 54 53 11 0 25-5 36-14 3-3 3-3 3-3 3 0 3 0 3 14 0 77-34 136-68 170-11 8-11 11-11 14 0 8 6 11 8 11 12 0 94-76 94-195z">
                    <text:p/>
                  </draw:path>
                  <draw:path draw:style-name="gr4" draw:text-style-name="P4" draw:layer="layout" svg:width="0.538cm" svg:height="0.451cm" svg:x="19.051cm" svg:y="1.508cm" svg:viewBox="0 0 539 452" svg:d="M59 381c-3 17-8 40-8 45 0 17 11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59-163 59-220 0-67-43-107-113-107-90 0-138 65-155 87-6-56-45-87-91-87-45 0-64 40-73 56-17 34-31 94-31 96 0 12 8 12 11 12 12 0 12 0 17-23 17-70 37-118 74-118 19 0 31 11 31 45 0 19-3 31-17 84z">
                    <text:p/>
                  </draw:path>
                  <draw:path draw:style-name="gr4" draw:text-style-name="P4" draw:layer="layout" svg:width="0.321cm" svg:height="0.476cm" svg:x="19.652cm" svg:y="1.635cm" svg:viewBox="0 0 322 477" svg:d="M152 231c57 0 96 37 96 113 0 85-50 110-93 110-28 0-87-5-118-48 34 0 42-25 42-39 0-23-17-37-39-37-20 0-40 11-40 40 0 65 73 107 158 107 96 0 164-65 164-133 0-56-45-110-122-127 74-25 99-79 99-121 0-54-62-96-141-96-76 0-135 37-135 93 0 26 14 37 36 37 20 0 34-14 34-34 0-23-14-37-34-37 23-31 71-39 99-39 31 0 73 17 73 76 0 31-8 62-28 85-22 25-42 28-76 28-17 3-20 3-23 3-2 0-8 0-8 8 0 11 8 11 20 11z">
                    <text:p/>
                  </draw:path>
                  <draw:path draw:style-name="gr4" draw:text-style-name="P4" draw:layer="layout" svg:width="0.118cm" svg:height="0.298cm" svg:x="20.146cm" svg:y="1.844cm" svg:viewBox="0 0 119 299" svg:d="M119 104c0-64-26-104-65-104-34 0-54 25-54 54 0 25 20 53 54 53 11 0 25-5 36-14 3-3 3-3 3-3 3 0 3 0 3 14 0 77-34 136-68 170-11 8-11 11-11 14 0 8 6 11 8 11 12 0 94-76 94-195z">
                    <text:p/>
                  </draw:path>
                  <draw:path draw:style-name="gr4" draw:text-style-name="P4" draw:layer="layout" svg:width="0.538cm" svg:height="0.451cm" svg:x="20.803cm" svg:y="1.508cm" svg:viewBox="0 0 539 452" svg:d="M59 381c-3 17-8 40-8 45 0 17 14 26 28 26 11 0 28-9 37-29 0 0 14-48 19-73l20-90c9-20 14-43 17-65 6-17 14-48 14-51 14-31 68-121 164-121 45 0 54 36 54 70 0 59-51 189-65 232-9 22-12 33-12 45 0 48 37 82 82 82 93 0 130-144 130-153 0-11-8-11-11-11-9 0-9 3-14 20-20 67-54 121-102 121-17 0-25-8-25-31 0-25 11-51 19-71 20-53 60-163 60-220 0-67-43-107-113-107-91 0-139 65-155 87-6-56-48-87-94-87-45 0-64 40-73 56-17 34-31 94-31 96 0 12 11 12 11 12 12 0 12 0 17-23 17-70 37-118 74-118 19 0 31 11 31 45 0 19-3 31-17 84z">
                    <text:p/>
                  </draw:path>
                  <draw:path draw:style-name="gr4" draw:text-style-name="P4" draw:layer="layout" svg:width="0.343cm" svg:height="0.47cm" svg:x="21.396cm" svg:y="1.629cm" svg:viewBox="0 0 344 471" svg:d="M344 356v-26h-79v-310c0-14 0-20-14-20-8 0-11 0-20 8l-231 322v26h206v59c0 22 0 31-56 31h-20v25c36-3 79-3 104-3 28 0 71 0 107 3v-25h-19c-57 0-57-9-57-31v-59zM212 76v254h-187z">
                    <text:p/>
                  </draw:path>
                  <draw:path draw:style-name="gr4" draw:text-style-name="P4" draw:layer="layout" svg:width="0.118cm" svg:height="0.298cm" svg:x="21.898cm" svg:y="1.844cm" svg:viewBox="0 0 119 299" svg:d="M119 104c0-64-26-104-65-104-34 0-54 25-54 54 0 25 20 53 54 53 11 0 25-5 36-14 3-3 3-3 6-3v14c0 77-34 136-68 170-11 8-11 11-11 14 0 8 6 11 8 11 12 0 94-76 94-195z">
                    <text:p/>
                  </draw:path>
                  <draw:path draw:style-name="gr4" draw:text-style-name="P4" draw:layer="layout" svg:width="0.538cm" svg:height="0.451cm" svg:x="22.556cm" svg:y="1.508cm" svg:viewBox="0 0 539 452" svg:d="M59 381c-3 17-8 40-8 45 0 17 14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62-163 62-220 0-67-46-107-116-107-90 0-138 65-155 87-6-56-45-87-91-87-45 0-64 40-73 56-17 34-31 94-31 96 0 12 11 12 11 12 12 0 12 0 17-23 17-70 37-118 74-118 19 0 31 11 31 45 0 19-3 31-17 84z">
                    <text:p/>
                  </draw:path>
                  <draw:path draw:style-name="gr4" draw:text-style-name="P4" draw:layer="layout" svg:width="0.309cm" svg:height="0.476cm" svg:x="23.165cm" svg:y="1.635cm" svg:viewBox="0 0 310 477" svg:d="M65 73c37 9 56 9 68 9 93 0 146-62 146-74 0-5-5-8-8-8 0 0-3 0-6 3-17 5-53 20-104 20-20 0-59-3-105-20-5-3-8-3-8-3-8 0-8 8-8 20v206c0 11 0 20 11 20 5 0 5-3 14-12 31-36 73-42 96-42 42 0 62 34 65 39 14 23 17 48 17 91 0 19 0 62-20 93-17 22-48 39-82 39-45 0-93-25-110-70 25 3 40-14 40-34 0-31-26-37-37-37 0 0-34 0-34 40 0 62 56 124 141 124 90 0 169-65 169-152 0-79-62-153-146-153-31 0-68 9-99 34z">
                    <text:p/>
                  </draw:path>
                </draw:g>
              </draw:g>
              <draw:g>
                <draw:g>
                  <draw:custom-shape draw:style-name="gr21" draw:text-style-name="P5" draw:layer="layout" svg:width="2.286cm" svg:height="2.286cm" svg:x="13.883cm" svg:y="8.14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1§svg§600§FALSE§</svg:desc>
                    <draw:polygon draw:style-name="gr22" draw:text-style-name="P13" draw:layer="layout" svg:width="0.881cm" svg:height="0.888cm" svg:x="14.585cm" svg:y="8.848cm" svg:viewBox="0 0 882 889" draw:points="443,889 0,889 0,0 882,0 882,889">
                      <text:p/>
                    </draw:polygon>
                    <draw:path draw:style-name="gr23" draw:text-style-name="P14" draw:layer="layout" svg:width="0.359cm" svg:height="0.743cm" svg:x="14.611cm" svg:y="8.831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23" draw:text-style-name="P14" draw:layer="layout" svg:width="0.3cm" svg:height="0.541cm" svg:x="15.09cm" svg:y="9.195cm" svg:viewBox="0 0 301 542" svg:d="M185 23c0-23 0-23-23-23-53 53-129 53-162 53v30c20 0 73 0 119-24v417c0 26 0 36-83 36h-29v30c13 0 115-3 145-3 26 0 129 3 149 3v-30h-33c-83 0-83-10-83-36z">
                      <text:p/>
                    </draw:path>
                  </draw:g>
                </draw:g>
                <draw:g>
                  <draw:custom-shape draw:style-name="gr21" draw:text-style-name="P5" draw:layer="layout" svg:width="2.286cm" svg:height="2.286cm" svg:x="16.65cm" svg:y="8.14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2§svg§600§FALSE§</svg:desc>
                    <draw:polygon draw:style-name="gr22" draw:text-style-name="P13" draw:layer="layout" svg:width="0.888cm" svg:height="0.872cm" svg:x="17.349cm" svg:y="8.856cm" svg:viewBox="0 0 889 873" draw:points="446,873 0,873 0,0 889,0 889,873">
                      <text:p/>
                    </draw:polygon>
                    <draw:path draw:style-name="gr23" draw:text-style-name="P14" draw:layer="layout" svg:width="0.362cm" svg:height="0.729cm" svg:x="17.376cm" svg:y="8.84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        <text:p/>
                    </draw:path>
                    <draw:path draw:style-name="gr23" draw:text-style-name="P14" draw:layer="layout" svg:width="0.365cm" svg:height="0.531cm" svg:x="17.822cm" svg:y="9.197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        <text:p/>
                    </draw:path>
                  </draw:g>
                </draw:g>
                <draw:g>
                  <draw:custom-shape draw:style-name="gr21" draw:text-style-name="P5" draw:layer="layout" svg:width="2.286cm" svg:height="2.286cm" svg:x="19.416cm" svg:y="8.14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3§svg§600§FALSE§</svg:desc>
                    <draw:polygon draw:style-name="gr22" draw:text-style-name="P13" draw:layer="layout" svg:width="0.881cm" svg:height="0.888cm" svg:x="20.118cm" svg:y="8.84cm" svg:viewBox="0 0 882 889" draw:points="443,889 0,889 0,0 882,0 882,889">
                      <text:p/>
                    </draw:polygon>
                    <draw:path draw:style-name="gr23" draw:text-style-name="P14" draw:layer="layout" svg:width="0.359cm" svg:height="0.743cm" svg:x="20.144cm" svg:y="8.823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23" draw:text-style-name="P14" draw:layer="layout" svg:width="0.376cm" svg:height="0.558cm" svg:x="20.58cm" svg:y="9.187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      <text:p/>
                    </draw:path>
                  </draw:g>
                </draw:g>
                <draw:g>
                  <draw:custom-shape draw:style-name="gr21" draw:text-style-name="P5" draw:layer="layout" svg:width="2.286cm" svg:height="2.286cm" svg:x="22.183cm" svg:y="8.14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4§svg§600§FALSE§</svg:desc>
                    <draw:polygon draw:style-name="gr22" draw:text-style-name="P13" draw:layer="layout" svg:width="0.888cm" svg:height="0.872cm" svg:x="22.882cm" svg:y="8.856cm" svg:viewBox="0 0 889 873" draw:points="446,873 0,873 0,0 889,0 889,873">
                      <text:p/>
                    </draw:polygon>
                    <draw:path draw:style-name="gr23" draw:text-style-name="P14" draw:layer="layout" svg:width="0.362cm" svg:height="0.729cm" svg:x="22.909cm" svg:y="8.84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      <text:p/>
                    </draw:path>
                    <draw:path draw:style-name="gr23" draw:text-style-name="P14" draw:layer="layout" svg:width="0.405cm" svg:height="0.541cm" svg:x="23.335cm" svg:y="9.187cm" svg:viewBox="0 0 406 542" svg:d="M406 409v-29h-93v-357c0-17 0-23-17-23-10 0-13 0-23 10l-273 370v29h243v68c0 26 0 36-67 36h-23v29c43-3 93-3 123-3 34 0 83 0 127 3v-29h-24c-66 0-66-10-66-36v-68zM250 88v292h-220z">
                      <text:p/>
                    </draw:path>
                  </draw:g>
                </draw:g>
              </draw:g>
              <draw:g>
                <draw:g>
                  <draw:custom-shape draw:style-name="gr21" draw:text-style-name="P5" draw:layer="layout" svg:width="2.286cm" svg:height="2.286cm" svg:x="13.884cm" svg:y="12.74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1§svg§600§FALSE§</svg:desc>
                    <draw:polygon draw:style-name="gr22" draw:text-style-name="P13" draw:layer="layout" svg:width="0.881cm" svg:height="0.888cm" svg:x="14.586cm" svg:y="13.449cm" svg:viewBox="0 0 882 889" draw:points="443,889 0,889 0,0 882,0 882,889">
                      <text:p/>
                    </draw:polygon>
                    <draw:path draw:style-name="gr23" draw:text-style-name="P14" draw:layer="layout" svg:width="0.359cm" svg:height="0.743cm" svg:x="14.612cm" svg:y="13.432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23" draw:text-style-name="P14" draw:layer="layout" svg:width="0.3cm" svg:height="0.541cm" svg:x="15.091cm" svg:y="13.796cm" svg:viewBox="0 0 301 542" svg:d="M185 23c0-23 0-23-23-23-53 53-129 53-162 53v30c20 0 73 0 119-24v417c0 26 0 36-83 36h-29v30c13 0 115-3 145-3 26 0 129 3 149 3v-30h-33c-83 0-83-10-83-36z">
                      <text:p/>
                    </draw:path>
                  </draw:g>
                </draw:g>
                <draw:g>
                  <draw:custom-shape draw:style-name="gr21" draw:text-style-name="P5" draw:layer="layout" svg:width="2.286cm" svg:height="2.286cm" svg:x="16.651cm" svg:y="12.74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2§svg§600§FALSE§</svg:desc>
                    <draw:polygon draw:style-name="gr22" draw:text-style-name="P13" draw:layer="layout" svg:width="0.888cm" svg:height="0.872cm" svg:x="17.35cm" svg:y="13.457cm" svg:viewBox="0 0 889 873" draw:points="446,873 0,873 0,0 889,0 889,873">
                      <text:p/>
                    </draw:polygon>
                    <draw:path draw:style-name="gr23" draw:text-style-name="P14" draw:layer="layout" svg:width="0.362cm" svg:height="0.729cm" svg:x="17.377cm" svg:y="13.441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        <text:p/>
                    </draw:path>
                    <draw:path draw:style-name="gr23" draw:text-style-name="P14" draw:layer="layout" svg:width="0.365cm" svg:height="0.531cm" svg:x="17.823cm" svg:y="13.798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        <text:p/>
                    </draw:path>
                  </draw:g>
                </draw:g>
                <draw:g>
                  <draw:custom-shape draw:style-name="gr21" draw:text-style-name="P5" draw:layer="layout" svg:width="2.286cm" svg:height="2.286cm" svg:x="19.417cm" svg:y="12.74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3§svg§600§FALSE§</svg:desc>
                    <draw:polygon draw:style-name="gr22" draw:text-style-name="P13" draw:layer="layout" svg:width="0.881cm" svg:height="0.888cm" svg:x="20.119cm" svg:y="13.441cm" svg:viewBox="0 0 882 889" draw:points="443,889 0,889 0,0 882,0 882,889">
                      <text:p/>
                    </draw:polygon>
                    <draw:path draw:style-name="gr23" draw:text-style-name="P14" draw:layer="layout" svg:width="0.359cm" svg:height="0.743cm" svg:x="20.145cm" svg:y="13.424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23" draw:text-style-name="P14" draw:layer="layout" svg:width="0.376cm" svg:height="0.558cm" svg:x="20.581cm" svg:y="13.788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      <text:p/>
                    </draw:path>
                  </draw:g>
                </draw:g>
                <draw:g>
                  <draw:custom-shape draw:style-name="gr21" draw:text-style-name="P5" draw:layer="layout" svg:width="2.286cm" svg:height="2.286cm" svg:x="22.184cm" svg:y="12.74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4§svg§600§FALSE§</svg:desc>
                    <draw:polygon draw:style-name="gr22" draw:text-style-name="P13" draw:layer="layout" svg:width="0.888cm" svg:height="0.872cm" svg:x="22.883cm" svg:y="13.457cm" svg:viewBox="0 0 889 873" draw:points="446,873 0,873 0,0 889,0 889,873">
                      <text:p/>
                    </draw:polygon>
                    <draw:path draw:style-name="gr23" draw:text-style-name="P14" draw:layer="layout" svg:width="0.362cm" svg:height="0.729cm" svg:x="22.91cm" svg:y="13.441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      <text:p/>
                    </draw:path>
                    <draw:path draw:style-name="gr23" draw:text-style-name="P14" draw:layer="layout" svg:width="0.405cm" svg:height="0.541cm" svg:x="23.336cm" svg:y="13.788cm" svg:viewBox="0 0 406 542" svg:d="M406 409v-29h-93v-357c0-17 0-23-17-23-10 0-13 0-23 10l-273 370v29h243v68c0 26 0 36-67 36h-23v29c43-3 93-3 123-3 34 0 83 0 127 3v-29h-24c-66 0-66-10-66-36v-68zM250 88v292h-220z">
                      <text:p/>
                    </draw:path>
                  </draw:g>
                </draw:g>
              </draw:g>
            </draw:g>
          </draw:g>
        </draw:g>
        <draw:g>
          <draw:line draw:style-name="gr24" draw:text-style-name="P1" draw:layer="layout" svg:x1="35.814cm" svg:y1="5.588cm" svg:x2="34.29cm" svg:y2="8.255cm">
            <text:p/>
          </draw:line>
          <draw:custom-shape draw:style-name="gr10" draw:text-style-name="P8" draw:layer="layout" svg:width="2.286cm" svg:height="0.994cm" svg:x="34.175cm" svg:y="6.245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8§display§n_1,\;n_5§svg§600§FALSE§</svg:desc>
            <draw:polygon draw:style-name="gr3" draw:text-style-name="P3" draw:layer="layout" svg:width="2.129cm" svg:height="0.481cm" svg:x="34.253cm" svg:y="6.506cm" svg:viewBox="0 0 2130 482" draw:points="1065,482 0,482 0,0 2130,0 2130,482">
              <text:p/>
            </draw:polygon>
            <draw:path draw:style-name="gr4" draw:text-style-name="P4" draw:layer="layout" svg:width="0.418cm" svg:height="0.35cm" svg:x="34.275cm" svg:y="6.496cm" svg:viewBox="0 0 419 351" svg:d="M46 296c-2 13-7 30-7 35 0 13 11 20 22 20 9 0 24-7 29-22 0 0 11-38 15-57l16-70c6-16 10-33 13-51 4-13 11-37 11-39 11-24 52-95 127-95 35 0 41 29 41 55 0 46-39 147-50 180-6 17-9 27-9 35 0 37 29 64 64 64 72 0 101-112 101-119 0-8-7-8-9-8-7 0-7 1-11 15-16 52-42 94-79 94-13 0-19-7-19-24 0-19 8-40 14-55 16-41 47-127 47-171 0-52-33-83-88-83-71 0-107 50-121 68-4-44-37-68-72-68s-50 31-57 44c-13 26-24 72-24 74 0 9 9 9 9 9 8 0 8 0 13-17 13-55 28-93 57-93 15 0 24 10 24 35 0 16-2 25-13 66z">
              <text:p/>
            </draw:path>
            <draw:path draw:style-name="gr4" draw:text-style-name="P4" draw:layer="layout" svg:width="0.199cm" svg:height="0.358cm" svg:x="34.773cm" svg:y="6.594cm" svg:viewBox="0 0 200 359" svg:d="M123 16c0-16 0-16-16-16-35 35-85 35-107 35v20c13 0 49 0 79-16v276c0 18 0 25-55 25h-19v19c8 0 76-2 96-2 17 0 85 2 99 2v-19h-22c-55 0-55-7-55-25z">
              <text:p/>
            </draw:path>
            <draw:path draw:style-name="gr4" draw:text-style-name="P4" draw:layer="layout" svg:width="0.091cm" svg:height="0.231cm" svg:x="35.126cm" svg:y="6.756cm" svg:viewBox="0 0 92 232" svg:d="M92 81c0-50-20-81-51-81-25 0-41 20-41 41 0 20 16 42 41 42 9 0 20-4 29-11 2-2 2-2 2-2 2 0 2 0 2 11 0 59-25 105-52 132-9 6-9 8-9 11 0 6 4 8 7 8 8 0 72-59 72-151z">
              <text:p/>
            </draw:path>
            <draw:path draw:style-name="gr4" draw:text-style-name="P4" draw:layer="layout" svg:width="0.418cm" svg:height="0.35cm" svg:x="35.636cm" svg:y="6.496cm" svg:viewBox="0 0 419 351" svg:d="M46 296c-2 13-7 30-7 35 0 13 10 20 22 20 9 0 22-7 29-22 0 0 9-38 13-57l18-70c4-16 8-33 13-51 4-13 8-37 11-39 11-24 52-95 124-95 35 0 42 29 42 55 0 46-37 147-50 180-7 17-7 27-7 35 0 37 26 64 61 64 73 0 104-112 104-119 0-8-9-8-11-8-7 0-7 1-11 15-16 52-42 94-79 94-14 0-17-7-17-24 0-19 6-40 12-55 16-41 46-127 46-171 0-52-33-83-87-83-70 0-108 50-121 68-4-44-35-68-70-68s-50 31-57 44c-13 26-24 72-24 74 0 9 9 9 9 9 8 0 8 0 13-17 13-55 28-93 57-93 15 0 24 10 24 35 0 16-2 25-13 66z">
              <text:p/>
            </draw:path>
            <draw:path draw:style-name="gr4" draw:text-style-name="P4" draw:layer="layout" svg:width="0.24cm" svg:height="0.369cm" svg:x="36.11cm" svg:y="6.594cm" svg:viewBox="0 0 241 370" svg:d="M50 57c27 6 44 6 53 6 72 0 114-47 114-57 0-4-4-6-6-6 0 0-3 0-5 2-13 4-42 15-81 15-15 0-46-1-81-15-5-2-6-2-6-2-7 0-7 6-7 16v159c0 9 0 16 8 16 5 0 5-2 11-9 24-29 57-33 75-33 33 0 48 26 50 31 11 17 14 37 14 70 0 15 0 48-16 72-15 18-37 31-63 31-36 0-72-20-86-55 20 3 31-11 31-26 0-25-20-29-28-29 0 0-27 0-27 31 0 48 44 96 110 96 70 0 131-50 131-118 0-61-48-118-114-118-24 0-53 6-77 26z">
              <text:p/>
            </draw:path>
          </draw:g>
          <draw:line draw:style-name="gr24" draw:text-style-name="P1" draw:layer="layout" svg:x1="34.163cm" svg:y1="10.271cm" svg:x2="35.825cm" svg:y2="11.43cm">
            <text:p/>
          </draw:line>
          <draw:line draw:style-name="gr24" draw:text-style-name="P1" draw:layer="layout" svg:x1="33.02cm" svg:y1="2.667cm" svg:x2="35.687cm" svg:y2="3.683cm">
            <text:p/>
          </draw:line>
          <draw:g>
            <draw:g>
              <svg:title>TexMaths</svg:title>
              <svg:desc>26§display§n_1§svg§600§FALSE§</svg:desc>
              <draw:polygon draw:style-name="gr3" draw:text-style-name="P3" draw:layer="layout" svg:width="0.912cm" svg:height="0.529cm" svg:x="35.739cm" svg:y="11.553cm" svg:viewBox="0 0 913 530" draw:points="455,530 0,530 0,0 913,0 913,530">
                <text:p/>
              </draw:polygon>
              <draw:path draw:style-name="gr4" draw:text-style-name="P4" draw:layer="layout" svg:width="0.496cm" svg:height="0.415cm" svg:x="35.765cm" svg:y="11.54cm" svg:viewBox="0 0 497 416" svg:d="M55 351c-3 15-8 36-8 41 0 16 13 24 26 24 10 0 28-8 34-26 0 0 13-44 18-68l18-83c8-18 13-39 16-60 5-15 13-44 13-46 13-29 62-112 151-112 41 0 49 34 49 65 0 54-47 174-60 213-8 21-10 31-10 41 0 45 34 76 75 76 86 0 120-133 120-141 0-10-8-10-11-10-7 0-7 3-13 18-18 63-49 112-93 112-16 0-24-8-24-29 0-23 11-46 19-65 18-49 54-150 54-202 0-63-39-99-104-99-83 0-127 60-143 81-5-52-44-81-86-81-41 0-60 36-67 52-16 31-29 86-29 88 0 11 10 11 10 11 11 0 11 0 16-21 16-65 34-109 68-109 18 0 28 10 28 41 0 19-2 29-15 78z">
                <text:p/>
              </draw:path>
              <draw:path draw:style-name="gr4" draw:text-style-name="P4" draw:layer="layout" svg:width="0.236cm" svg:height="0.425cm" svg:x="36.355cm" svg:y="11.657cm" svg:viewBox="0 0 237 426" svg:d="M146 18c0-18 0-18-19-18-41 42-101 42-127 42v23c16 0 57 0 94-18v327c0 21 0 29-65 29h-24v23c11 0 91-3 115-3 20 0 101 3 117 3v-23h-26c-65 0-65-8-65-29z">
                <text:p/>
              </draw:path>
            </draw:g>
          </draw:g>
          <draw:custom-shape draw:style-name="gr11" draw:text-style-name="P1" draw:layer="layout" svg:width="1.524cm" svg:height="1.524cm" svg:x="35.433cm" svg:y="11.04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g>
            <draw:g>
              <draw:g>
                <draw:g>
                  <draw:custom-shape draw:style-name="gr2" draw:text-style-name="P2" draw:layer="layout" svg:width="2.286cm" svg:height="2.286cm" svg:x="27.004cm" svg:y="3.49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1§svg§600§FALSE§</svg:desc>
                    <draw:polygon draw:style-name="gr3" draw:text-style-name="P3" draw:layer="layout" svg:width="0.881cm" svg:height="0.888cm" svg:x="27.706cm" svg:y="4.205cm" svg:viewBox="0 0 882 889" draw:points="443,889 0,889 0,0 882,0 882,889">
                      <text:p/>
                    </draw:polygon>
                    <draw:path draw:style-name="gr4" draw:text-style-name="P4" draw:layer="layout" svg:width="0.359cm" svg:height="0.743cm" svg:x="27.732cm" svg:y="4.188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4" draw:text-style-name="P4" draw:layer="layout" svg:width="0.3cm" svg:height="0.541cm" svg:x="28.211cm" svg:y="4.552cm" svg:viewBox="0 0 301 542" svg:d="M185 23c0-23 0-23-23-23-53 53-129 53-162 53v30c20 0 73 0 119-24v417c0 26 0 36-83 36h-29v30c13 0 115-3 145-3 26 0 129 3 149 3v-30h-33c-83 0-83-10-83-36z">
                      <text:p/>
                    </draw:path>
                  </draw:g>
                </draw:g>
                <draw:g>
                  <draw:custom-shape draw:style-name="gr2" draw:text-style-name="P2" draw:layer="layout" svg:width="2.286cm" svg:height="2.286cm" svg:x="29.771cm" svg:y="3.49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2§svg§600§FALSE§</svg:desc>
                    <draw:polygon draw:style-name="gr3" draw:text-style-name="P3" draw:layer="layout" svg:width="0.888cm" svg:height="0.872cm" svg:x="30.47cm" svg:y="4.213cm" svg:viewBox="0 0 889 873" draw:points="446,873 0,873 0,0 889,0 889,873">
                      <text:p/>
                    </draw:polygon>
                    <draw:path draw:style-name="gr4" draw:text-style-name="P4" draw:layer="layout" svg:width="0.362cm" svg:height="0.729cm" svg:x="30.497cm" svg:y="4.197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        <text:p/>
                    </draw:path>
                    <draw:path draw:style-name="gr4" draw:text-style-name="P4" draw:layer="layout" svg:width="0.365cm" svg:height="0.531cm" svg:x="30.943cm" svg:y="4.554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        <text:p/>
                    </draw:path>
                  </draw:g>
                </draw:g>
                <draw:g>
                  <draw:custom-shape draw:style-name="gr5" draw:text-style-name="P5" draw:layer="layout" svg:width="2.286cm" svg:height="2.286cm" svg:x="32.537cm" svg:y="3.49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3§svg§600§FALSE§</svg:desc>
                    <draw:polygon draw:style-name="gr6" draw:text-style-name="P6" draw:layer="layout" svg:width="0.881cm" svg:height="0.888cm" svg:x="33.239cm" svg:y="4.197cm" svg:viewBox="0 0 882 889" draw:points="443,889 0,889 0,0 882,0 882,889">
                      <text:p/>
                    </draw:polygon>
                    <draw:path draw:style-name="gr7" draw:text-style-name="P7" draw:layer="layout" svg:width="0.359cm" svg:height="0.743cm" svg:x="33.265cm" svg:y="4.18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7" draw:text-style-name="P7" draw:layer="layout" svg:width="0.376cm" svg:height="0.558cm" svg:x="33.701cm" svg:y="4.544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      <text:p/>
                    </draw:path>
                  </draw:g>
                </draw:g>
                <draw:g>
                  <draw:custom-shape draw:style-name="gr2" draw:text-style-name="P2" draw:layer="layout" svg:width="2.286cm" svg:height="2.286cm" svg:x="35.304cm" svg:y="3.49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4§svg§600§FALSE§</svg:desc>
                    <draw:polygon draw:style-name="gr3" draw:text-style-name="P3" draw:layer="layout" svg:width="0.888cm" svg:height="0.872cm" svg:x="36.003cm" svg:y="4.213cm" svg:viewBox="0 0 889 873" draw:points="446,873 0,873 0,0 889,0 889,873">
                      <text:p/>
                    </draw:polygon>
                    <draw:path draw:style-name="gr4" draw:text-style-name="P4" draw:layer="layout" svg:width="0.362cm" svg:height="0.729cm" svg:x="36.03cm" svg:y="4.197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      <text:p/>
                    </draw:path>
                    <draw:path draw:style-name="gr4" draw:text-style-name="P4" draw:layer="layout" svg:width="0.405cm" svg:height="0.541cm" svg:x="36.456cm" svg:y="4.544cm" svg:viewBox="0 0 406 542" svg:d="M406 409v-29h-93v-357c0-17 0-23-17-23-10 0-13 0-23 10l-273 370v29h243v68c0 26 0 36-67 36h-23v29c43-3 93-3 123-3 34 0 83 0 127 3v-29h-24c-66 0-66-10-66-36v-68zM250 88v292h-220z">
                      <text:p/>
                    </draw:path>
                  </draw:g>
                </draw:g>
              </draw:g>
              <draw:g>
                <draw:custom-shape draw:style-name="gr8" draw:text-style-name="P2" draw:layer="layout" svg:width="8.509cm" svg:height="1.651cm" svg:x="28.384cm" svg:y="0.958cm">
                  <text:p/>
                  <draw:enhanced-geometry svg:viewBox="0 0 21600 21600" draw:type="rectangle" draw:enhanced-path="M 0 0 L 21600 0 21600 21600 0 21600 0 0 Z N"/>
                </draw:custom-shape>
                <draw:g>
                  <svg:title>TexMaths</svg:title>
                  <svg:desc>14§display§n_1,\;n_2,\;n_3,\;n_4,\;n_5§svg§600§FALSE§</svg:desc>
                  <draw:polygon draw:style-name="gr3" draw:text-style-name="P3" draw:layer="layout" svg:width="8.002cm" svg:height="0.62cm" svg:x="28.637cm" svg:y="1.48cm" svg:viewBox="0 0 8003 621" draw:points="4002,621 0,621 0,0 8003,0 8003,621">
                    <text:p/>
                  </draw:polygon>
                  <draw:path draw:style-name="gr4" draw:text-style-name="P4" draw:layer="layout" svg:width="0.538cm" svg:height="0.451cm" svg:x="28.665cm" svg:y="1.466cm" svg:viewBox="0 0 539 452" svg:d="M59 381c-3 17-8 40-8 45 0 17 14 26 28 26 11 0 31-9 37-29 0 0 14-48 19-73l20-90c9-20 14-43 17-65 6-17 14-48 14-51 14-31 68-121 164-121 45 0 54 36 54 70 0 59-51 189-65 232-9 22-12 33-12 45 0 48 37 82 82 82 93 0 130-144 130-153 0-11-8-11-11-11-9 0-9 3-14 20-20 67-54 121-102 121-17 0-25-8-25-31 0-25 11-51 19-71 20-53 60-163 60-220 0-67-43-107-113-107-91 0-139 65-155 87-6-56-48-87-94-87-45 0-64 40-73 56-17 34-31 94-31 96 0 12 11 12 11 12 12 0 12 0 17-23 17-70 37-118 74-118 19 0 31 11 31 45 0 19-3 31-17 84z">
                    <text:p/>
                  </draw:path>
                  <draw:path draw:style-name="gr4" draw:text-style-name="P4" draw:layer="layout" svg:width="0.256cm" svg:height="0.462cm" svg:x="29.306cm" svg:y="1.593cm" svg:viewBox="0 0 257 463" svg:d="M158 20c0-20 0-20-20-20-45 45-110 45-138 45v26c17 0 62 0 102-20v355c0 23 0 31-71 31h-25v26c11 0 98-3 124-3 22 0 110 3 127 3v-26h-28c-71 0-71-8-71-31z">
                    <text:p/>
                  </draw:path>
                  <draw:path draw:style-name="gr4" draw:text-style-name="P4" draw:layer="layout" svg:width="0.118cm" svg:height="0.298cm" svg:x="29.76cm" svg:y="1.802cm" svg:viewBox="0 0 119 299" svg:d="M119 104c0-64-26-104-65-104-34 0-54 25-54 54 0 25 20 53 54 53 11 0 25-5 36-14 3-3 3-3 3-3 3 0 3 0 3 14 0 77-34 136-68 170-11 8-11 11-11 14 0 8 6 11 8 11 12 0 94-76 94-195z">
                    <text:p/>
                  </draw:path>
                  <draw:path draw:style-name="gr4" draw:text-style-name="P4" draw:layer="layout" svg:width="0.538cm" svg:height="0.451cm" svg:x="30.418cm" svg:y="1.466cm" svg:viewBox="0 0 539 452" svg:d="M59 381c-3 17-8 40-8 45 0 17 11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59-163 59-220 0-67-43-107-113-107-90 0-138 65-155 87-6-56-45-87-91-87-45 0-64 40-73 56-17 34-31 94-31 96 0 12 11 12 11 12 12 0 12 0 17-23 17-70 37-118 74-118 19 0 31 11 31 45 0 19-3 31-17 84z">
                    <text:p/>
                  </draw:path>
                  <draw:path draw:style-name="gr4" draw:text-style-name="P4" draw:layer="layout" svg:width="0.309cm" svg:height="0.462cm" svg:x="31.027cm" svg:y="1.593cm" svg:viewBox="0 0 310 463" svg:d="M310 336h-25c0 17-8 56-17 65-6 3-59 3-70 3h-127c73-65 95-85 138-116 53-42 101-85 101-153 0-84-76-135-163-135-88 0-147 62-147 124 0 37 31 40 37 40 17 0 36-12 36-37 0-11-2-37-39-37 20-50 68-65 101-65 71 0 108 54 108 110 0 63-45 111-68 136l-169 166c-6 6-6 6-6 26h288z">
                    <text:p/>
                  </draw:path>
                  <draw:path draw:style-name="gr4" draw:text-style-name="P4" draw:layer="layout" svg:width="0.118cm" svg:height="0.298cm" svg:x="31.513cm" svg:y="1.802cm" svg:viewBox="0 0 119 299" svg:d="M119 104c0-64-26-104-65-104-34 0-54 25-54 54 0 25 20 53 54 53 11 0 25-5 36-14 3-3 3-3 3-3 3 0 3 0 3 14 0 77-34 136-68 170-11 8-11 11-11 14 0 8 6 11 8 11 12 0 94-76 94-195z">
                    <text:p/>
                  </draw:path>
                  <draw:path draw:style-name="gr4" draw:text-style-name="P4" draw:layer="layout" svg:width="0.538cm" svg:height="0.451cm" svg:x="32.173cm" svg:y="1.466cm" svg:viewBox="0 0 539 452" svg:d="M59 381c-3 17-8 40-8 45 0 17 11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59-163 59-220 0-67-43-107-113-107-90 0-138 65-155 87-6-56-45-87-91-87-45 0-64 40-73 56-17 34-31 94-31 96 0 12 8 12 11 12 12 0 12 0 17-23 17-70 37-118 74-118 19 0 31 11 31 45 0 19-3 31-17 84z">
                    <text:p/>
                  </draw:path>
                  <draw:path draw:style-name="gr4" draw:text-style-name="P4" draw:layer="layout" svg:width="0.321cm" svg:height="0.476cm" svg:x="32.774cm" svg:y="1.593cm" svg:viewBox="0 0 322 477" svg:d="M152 231c57 0 96 37 96 113 0 85-50 110-93 110-28 0-87-5-118-48 34 0 42-25 42-39 0-23-17-37-39-37-20 0-40 11-40 40 0 65 73 107 158 107 96 0 164-65 164-133 0-56-45-110-122-127 74-25 99-79 99-121 0-54-62-96-141-96-76 0-135 37-135 93 0 26 14 37 36 37 20 0 34-14 34-34 0-23-14-37-34-37 23-31 71-39 99-39 31 0 73 17 73 76 0 31-8 62-28 85-22 25-42 28-76 28-17 3-20 3-23 3-2 0-8 0-8 8 0 11 8 11 20 11z">
                    <text:p/>
                  </draw:path>
                  <draw:path draw:style-name="gr4" draw:text-style-name="P4" draw:layer="layout" svg:width="0.118cm" svg:height="0.298cm" svg:x="33.268cm" svg:y="1.802cm" svg:viewBox="0 0 119 299" svg:d="M119 104c0-64-26-104-65-104-34 0-54 25-54 54 0 25 20 53 54 53 11 0 25-5 36-14 3-3 3-3 3-3 3 0 3 0 3 14 0 77-34 136-68 170-11 8-11 11-11 14 0 8 6 11 8 11 12 0 94-76 94-195z">
                    <text:p/>
                  </draw:path>
                  <draw:path draw:style-name="gr4" draw:text-style-name="P4" draw:layer="layout" svg:width="0.538cm" svg:height="0.451cm" svg:x="33.925cm" svg:y="1.466cm" svg:viewBox="0 0 539 452" svg:d="M59 381c-3 17-8 40-8 45 0 17 14 26 28 26 11 0 28-9 37-29 0 0 14-48 19-73l20-90c9-20 14-43 17-65 6-17 14-48 14-51 14-31 68-121 164-121 45 0 54 36 54 70 0 59-51 189-65 232-9 22-12 33-12 45 0 48 37 82 82 82 93 0 130-144 130-153 0-11-8-11-11-11-9 0-9 3-14 20-20 67-54 121-102 121-17 0-25-8-25-31 0-25 11-51 19-71 20-53 60-163 60-220 0-67-43-107-113-107-91 0-139 65-155 87-6-56-48-87-94-87-45 0-64 40-73 56-17 34-31 94-31 96 0 12 11 12 11 12 12 0 12 0 17-23 17-70 37-118 74-118 19 0 31 11 31 45 0 19-3 31-17 84z">
                    <text:p/>
                  </draw:path>
                  <draw:path draw:style-name="gr4" draw:text-style-name="P4" draw:layer="layout" svg:width="0.343cm" svg:height="0.47cm" svg:x="34.518cm" svg:y="1.587cm" svg:viewBox="0 0 344 471" svg:d="M344 356v-26h-79v-310c0-14 0-20-14-20-8 0-11 0-20 8l-231 322v26h206v59c0 22 0 31-56 31h-20v25c36-3 79-3 104-3 28 0 71 0 107 3v-25h-19c-57 0-57-9-57-31v-59zM212 76v254h-187z">
                    <text:p/>
                  </draw:path>
                  <draw:path draw:style-name="gr4" draw:text-style-name="P4" draw:layer="layout" svg:width="0.118cm" svg:height="0.298cm" svg:x="35.02cm" svg:y="1.802cm" svg:viewBox="0 0 119 299" svg:d="M119 104c0-64-26-104-65-104-34 0-54 25-54 54 0 25 20 53 54 53 11 0 25-5 36-14 3-3 3-3 6-3v14c0 77-34 136-68 170-11 8-11 11-11 14 0 8 6 11 8 11 12 0 94-76 94-195z">
                    <text:p/>
                  </draw:path>
                  <draw:path draw:style-name="gr4" draw:text-style-name="P4" draw:layer="layout" svg:width="0.538cm" svg:height="0.451cm" svg:x="35.678cm" svg:y="1.466cm" svg:viewBox="0 0 539 452" svg:d="M59 381c-3 17-8 40-8 45 0 17 14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62-163 62-220 0-67-46-107-116-107-90 0-138 65-155 87-6-56-45-87-91-87-45 0-64 40-73 56-17 34-31 94-31 96 0 12 11 12 11 12 12 0 12 0 17-23 17-70 37-118 74-118 19 0 31 11 31 45 0 19-3 31-17 84z">
                    <text:p/>
                  </draw:path>
                  <draw:path draw:style-name="gr4" draw:text-style-name="P4" draw:layer="layout" svg:width="0.309cm" svg:height="0.476cm" svg:x="36.287cm" svg:y="1.593cm" svg:viewBox="0 0 310 477" svg:d="M65 73c37 9 56 9 68 9 93 0 146-62 146-74 0-5-5-8-8-8 0 0-3 0-6 3-17 5-53 20-104 20-20 0-59-3-105-20-5-3-8-3-8-3-8 0-8 8-8 20v206c0 11 0 20 11 20 5 0 5-3 14-12 31-36 73-42 96-42 42 0 62 34 65 39 14 23 17 48 17 91 0 19 0 62-20 93-17 22-48 39-82 39-45 0-93-25-110-70 25 3 40-14 40-34 0-31-26-37-37-37 0 0-34 0-34 40 0 62 56 124 141 124 90 0 169-65 169-152 0-79-62-153-146-153-31 0-68 9-99 34z">
                    <text:p/>
                  </draw:path>
                </draw:g>
              </draw:g>
              <draw:g>
                <draw:g>
                  <draw:custom-shape draw:style-name="gr2" draw:text-style-name="P2" draw:layer="layout" svg:width="2.286cm" svg:height="2.286cm" svg:x="27.005cm" svg:y="8.099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1§svg§600§FALSE§</svg:desc>
                    <draw:polygon draw:style-name="gr3" draw:text-style-name="P3" draw:layer="layout" svg:width="0.881cm" svg:height="0.888cm" svg:x="27.707cm" svg:y="8.806cm" svg:viewBox="0 0 882 889" draw:points="443,889 0,889 0,0 882,0 882,889">
                      <text:p/>
                    </draw:polygon>
                    <draw:path draw:style-name="gr4" draw:text-style-name="P4" draw:layer="layout" svg:width="0.359cm" svg:height="0.743cm" svg:x="27.733cm" svg:y="8.789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4" draw:text-style-name="P4" draw:layer="layout" svg:width="0.3cm" svg:height="0.541cm" svg:x="28.212cm" svg:y="9.153cm" svg:viewBox="0 0 301 542" svg:d="M185 23c0-23 0-23-23-23-53 53-129 53-162 53v30c20 0 73 0 119-24v417c0 26 0 36-83 36h-29v30c13 0 115-3 145-3 26 0 129 3 149 3v-30h-33c-83 0-83-10-83-36z">
                      <text:p/>
                    </draw:path>
                  </draw:g>
                </draw:g>
                <draw:g>
                  <draw:custom-shape draw:style-name="gr2" draw:text-style-name="P2" draw:layer="layout" svg:width="2.286cm" svg:height="2.286cm" svg:x="29.772cm" svg:y="8.099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2§svg§600§FALSE§</svg:desc>
                    <draw:polygon draw:style-name="gr3" draw:text-style-name="P3" draw:layer="layout" svg:width="0.888cm" svg:height="0.872cm" svg:x="30.471cm" svg:y="8.814cm" svg:viewBox="0 0 889 873" draw:points="446,873 0,873 0,0 889,0 889,873">
                      <text:p/>
                    </draw:polygon>
                    <draw:path draw:style-name="gr4" draw:text-style-name="P4" draw:layer="layout" svg:width="0.362cm" svg:height="0.729cm" svg:x="30.498cm" svg:y="8.798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        <text:p/>
                    </draw:path>
                    <draw:path draw:style-name="gr4" draw:text-style-name="P4" draw:layer="layout" svg:width="0.365cm" svg:height="0.531cm" svg:x="30.944cm" svg:y="9.155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        <text:p/>
                    </draw:path>
                  </draw:g>
                </draw:g>
                <draw:g>
                  <draw:custom-shape draw:style-name="gr5" draw:text-style-name="P5" draw:layer="layout" svg:width="2.286cm" svg:height="2.286cm" svg:x="32.538cm" svg:y="8.099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3§svg§600§FALSE§</svg:desc>
                    <draw:polygon draw:style-name="gr6" draw:text-style-name="P6" draw:layer="layout" svg:width="0.881cm" svg:height="0.888cm" svg:x="33.24cm" svg:y="8.798cm" svg:viewBox="0 0 882 889" draw:points="443,889 0,889 0,0 882,0 882,889">
                      <text:p/>
                    </draw:polygon>
                    <draw:path draw:style-name="gr7" draw:text-style-name="P7" draw:layer="layout" svg:width="0.359cm" svg:height="0.743cm" svg:x="33.266cm" svg:y="8.781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7" draw:text-style-name="P7" draw:layer="layout" svg:width="0.376cm" svg:height="0.558cm" svg:x="33.702cm" svg:y="9.145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      <text:p/>
                    </draw:path>
                  </draw:g>
                </draw:g>
                <draw:g>
                  <draw:custom-shape draw:style-name="gr16" draw:text-style-name="P10" draw:layer="layout" svg:width="2.286cm" svg:height="2.286cm" svg:x="35.305cm" svg:y="8.099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4§svg§600§FALSE§</svg:desc>
                    <draw:polygon draw:style-name="gr17" draw:text-style-name="P11" draw:layer="layout" svg:width="0.888cm" svg:height="0.872cm" svg:x="36.004cm" svg:y="8.814cm" svg:viewBox="0 0 889 873" draw:points="446,873 0,873 0,0 889,0 889,873">
                      <text:p/>
                    </draw:polygon>
                    <draw:path draw:style-name="gr18" draw:text-style-name="P12" draw:layer="layout" svg:width="0.362cm" svg:height="0.729cm" svg:x="36.031cm" svg:y="8.798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      <text:p/>
                    </draw:path>
                    <draw:path draw:style-name="gr18" draw:text-style-name="P12" draw:layer="layout" svg:width="0.405cm" svg:height="0.541cm" svg:x="36.457cm" svg:y="9.145cm" svg:viewBox="0 0 406 542" svg:d="M406 409v-29h-93v-357c0-17 0-23-17-23-10 0-13 0-23 10l-273 370v29h243v68c0 26 0 36-67 36h-23v29c43-3 93-3 123-3 34 0 83 0 127 3v-29h-24c-66 0-66-10-66-36v-68zM250 88v292h-220z">
                      <text:p/>
                    </draw:path>
                  </draw:g>
                </draw:g>
              </draw:g>
              <draw:g>
                <draw:g>
                  <draw:custom-shape draw:style-name="gr25" draw:text-style-name="P2" draw:layer="layout" svg:width="2.286cm" svg:height="2.286cm" svg:x="27.006cm" svg:y="12.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1§svg§600§FALSE§</svg:desc>
                    <draw:polygon draw:style-name="gr22" draw:text-style-name="P13" draw:layer="layout" svg:width="0.881cm" svg:height="0.888cm" svg:x="27.708cm" svg:y="13.407cm" svg:viewBox="0 0 882 889" draw:points="443,889 0,889 0,0 882,0 882,889">
                      <text:p/>
                    </draw:polygon>
                    <draw:path draw:style-name="gr23" draw:text-style-name="P14" draw:layer="layout" svg:width="0.359cm" svg:height="0.743cm" svg:x="27.734cm" svg:y="13.39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23" draw:text-style-name="P14" draw:layer="layout" svg:width="0.3cm" svg:height="0.541cm" svg:x="28.213cm" svg:y="13.754cm" svg:viewBox="0 0 301 542" svg:d="M185 23c0-23 0-23-23-23-53 53-129 53-162 53v30c20 0 73 0 119-24v417c0 26 0 36-83 36h-29v30c13 0 115-3 145-3 26 0 129 3 149 3v-30h-33c-83 0-83-10-83-36z">
                      <text:p/>
                    </draw:path>
                  </draw:g>
                </draw:g>
                <draw:g>
                  <draw:custom-shape draw:style-name="gr25" draw:text-style-name="P2" draw:layer="layout" svg:width="2.286cm" svg:height="2.286cm" svg:x="29.773cm" svg:y="12.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2§svg§600§FALSE§</svg:desc>
                    <draw:polygon draw:style-name="gr22" draw:text-style-name="P13" draw:layer="layout" svg:width="0.888cm" svg:height="0.872cm" svg:x="30.472cm" svg:y="13.415cm" svg:viewBox="0 0 889 873" draw:points="446,873 0,873 0,0 889,0 889,873">
                      <text:p/>
                    </draw:polygon>
                    <draw:path draw:style-name="gr23" draw:text-style-name="P14" draw:layer="layout" svg:width="0.362cm" svg:height="0.729cm" svg:x="30.499cm" svg:y="13.399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        <text:p/>
                    </draw:path>
                    <draw:path draw:style-name="gr23" draw:text-style-name="P14" draw:layer="layout" svg:width="0.365cm" svg:height="0.531cm" svg:x="30.945cm" svg:y="13.756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        <text:p/>
                    </draw:path>
                  </draw:g>
                </draw:g>
                <draw:g>
                  <draw:custom-shape draw:style-name="gr21" draw:text-style-name="P5" draw:layer="layout" svg:width="2.286cm" svg:height="2.286cm" svg:x="32.539cm" svg:y="12.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3§svg§600§FALSE§</svg:desc>
                    <draw:polygon draw:style-name="gr22" draw:text-style-name="P13" draw:layer="layout" svg:width="0.881cm" svg:height="0.888cm" svg:x="33.241cm" svg:y="13.399cm" svg:viewBox="0 0 882 889" draw:points="443,889 0,889 0,0 882,0 882,889">
                      <text:p/>
                    </draw:polygon>
                    <draw:path draw:style-name="gr23" draw:text-style-name="P14" draw:layer="layout" svg:width="0.359cm" svg:height="0.743cm" svg:x="33.267cm" svg:y="13.382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      <text:p/>
                    </draw:path>
                    <draw:path draw:style-name="gr23" draw:text-style-name="P14" draw:layer="layout" svg:width="0.376cm" svg:height="0.558cm" svg:x="33.703cm" svg:y="13.746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      <text:p/>
                    </draw:path>
                  </draw:g>
                </draw:g>
                <draw:g>
                  <draw:custom-shape draw:style-name="gr25" draw:text-style-name="P2" draw:layer="layout" svg:width="2.286cm" svg:height="2.286cm" svg:x="35.306cm" svg:y="12.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svg:title>TexMaths</svg:title>
                    <svg:desc>14§inline§t_4§svg§600§FALSE§</svg:desc>
                    <draw:polygon draw:style-name="gr22" draw:text-style-name="P13" draw:layer="layout" svg:width="0.888cm" svg:height="0.872cm" svg:x="36.005cm" svg:y="13.415cm" svg:viewBox="0 0 889 873" draw:points="446,873 0,873 0,0 889,0 889,873">
                      <text:p/>
                    </draw:polygon>
                    <draw:path draw:style-name="gr23" draw:text-style-name="P14" draw:layer="layout" svg:width="0.362cm" svg:height="0.729cm" svg:x="36.032cm" svg:y="13.399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      <text:p/>
                    </draw:path>
                    <draw:path draw:style-name="gr23" draw:text-style-name="P14" draw:layer="layout" svg:width="0.405cm" svg:height="0.541cm" svg:x="36.458cm" svg:y="13.746cm" svg:viewBox="0 0 406 542" svg:d="M406 409v-29h-93v-357c0-17 0-23-17-23-10 0-13 0-23 10l-273 370v29h243v68c0 26 0 36-67 36h-23v29c43-3 93-3 123-3 34 0 83 0 127 3v-29h-24c-66 0-66-10-66-36v-68zM250 88v292h-220z">
                      <text:p/>
                    </draw:path>
                  </draw:g>
                </draw:g>
              </draw:g>
            </draw:g>
          </draw:g>
        </draw:g>
        <draw:line draw:style-name="gr26" draw:text-style-name="P1" draw:layer="layout" svg:x1="12.614cm" svg:y1="3.81cm" svg:x2="12.614cm" svg:y2="15.24cm">
          <text:p/>
        </draw:line>
        <draw:line draw:style-name="gr26" draw:text-style-name="P1" draw:layer="layout" svg:x1="25.737cm" svg:y1="3.81cm" svg:x2="25.737cm" svg:y2="15.24cm">
          <text:p/>
        </draw:line>
        <draw:g>
          <svg:title>TexMaths</svg:title>
          <svg:desc>14§display§(1)§svg§600§FALSE§</svg:desc>
          <draw:polygon draw:style-name="gr3" draw:text-style-name="P3" draw:layer="layout" svg:width="0.626cm" svg:height="0.491cm" svg:x="5.74cm" svg:y="18.289cm" svg:viewBox="0 0 627 492" draw:points="314,492 0,492 0,0 627,0 627,492">
            <text:p/>
          </draw:polygon>
          <draw:path draw:style-name="gr4" draw:text-style-name="P4" draw:layer="layout" svg:width="0.115cm" svg:height="0.492cm" svg:x="5.789cm" svg:y="18.288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4" draw:text-style-name="P4" draw:layer="layout" svg:width="0.163cm" svg:height="0.328cm" svg:x="5.974cm" svg:y="18.33cm" svg:viewBox="0 0 164 329" svg:d="M102 13c0-12 0-13-11-13-31 32-76 32-91 32v16c10 0 39 0 64-14v256c0 18-1 24-46 24h-15v15c18-1 60-1 81-1 20 0 63 0 80 1v-15h-16c-44 0-46-6-46-24z">
            <text:p/>
          </draw:path>
          <draw:path draw:style-name="gr4" draw:text-style-name="P4" draw:layer="layout" svg:width="0.115cm" svg:height="0.492cm" svg:x="6.203cm" svg:y="18.288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4§display§(2)§svg§600§FALSE§</svg:desc>
          <draw:polygon draw:style-name="gr3" draw:text-style-name="P3" draw:layer="layout" svg:width="0.626cm" svg:height="0.491cm" svg:x="18.863cm" svg:y="18.29cm" svg:viewBox="0 0 627 492" draw:points="314,492 0,492 0,0 627,0 627,492">
            <text:p/>
          </draw:polygon>
          <draw:path draw:style-name="gr4" draw:text-style-name="P4" draw:layer="layout" svg:width="0.115cm" svg:height="0.492cm" svg:x="18.912cm" svg:y="18.289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4" draw:text-style-name="P4" draw:layer="layout" svg:width="0.196cm" svg:height="0.328cm" svg:x="19.079cm" svg:y="18.331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  <draw:path draw:style-name="gr4" draw:text-style-name="P4" draw:layer="layout" svg:width="0.115cm" svg:height="0.492cm" svg:x="19.326cm" svg:y="18.289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4§display§(3)§svg§600§FALSE§</svg:desc>
          <draw:polygon draw:style-name="gr3" draw:text-style-name="P3" draw:layer="layout" svg:width="0.626cm" svg:height="0.491cm" svg:x="31.985cm" svg:y="18.051cm" svg:viewBox="0 0 627 492" draw:points="314,492 0,492 0,0 627,0 627,492">
            <text:p/>
          </draw:polygon>
          <draw:path draw:style-name="gr4" draw:text-style-name="P4" draw:layer="layout" svg:width="0.115cm" svg:height="0.492cm" svg:x="32.034cm" svg:y="18.05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4" draw:text-style-name="P4" draw:layer="layout" svg:width="0.205cm" svg:height="0.339cm" svg:x="32.196cm" svg:y="18.092cm" svg:viewBox="0 0 206 340" svg:d="M123 155c41-14 69-47 69-86 0-41-44-69-91-69-51 0-87 29-87 67 0 17 10 25 25 25 16 0 25-9 25-25 0-24-23-24-30-24 15-25 47-30 65-30 20 0 48 11 48 54 0 7-1 35-14 58-15 23-32 25-45 25-3 0-15 1-18 1-4 0-8 2-8 6 0 5 4 5 12 5h21c41 0 59 34 59 83 0 67-34 81-56 81-21 0-57-8-76-37 19 2 34-9 34-27s-14-28-28-28c-13 0-28 7-28 28 0 46 46 78 99 78 62 0 107-44 107-95 0-41-31-80-83-90z">
            <text:p/>
          </draw:path>
          <draw:path draw:style-name="gr4" draw:text-style-name="P4" draw:layer="layout" svg:width="0.115cm" svg:height="0.492cm" svg:x="32.448cm" svg:y="18.05cm" svg:viewBox="0 0 116 493" svg:d="M116 247c0-38-5-99-33-155-30-60-73-92-77-92-5 0-6 1-6 6 0 1 0 1 10 11 49 49 77 127 77 230 0 85-18 172-80 233-7 6-7 7-7 9 0 3 1 4 6 4 4 0 49-34 78-95 25-55 32-109 32-15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.6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1:41:08.498362089</meta:creation-date>
    <dc:date>2017-05-09T15:05:34.893880824</dc:date>
    <meta:editing-duration>PT1H38M12S</meta:editing-duration>
    <meta:editing-cycles>27</meta:editing-cycles>
    <meta:generator>LibreOffice/5.1.6.2$Linux_X86_64 LibreOffice_project/10m0$Build-2</meta:generator>
    <meta:document-statistic meta:object-count="357"/>
  </office:meta>
</office:document-meta>
</file>